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San Serif" svg:font-family="'MS San Serif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98in"/>
    </style:style>
    <style:style style:name="co2" style:family="table-column">
      <style:table-column-properties fo:break-before="auto" style:column-width="1.9346in"/>
    </style:style>
    <style:style style:name="co3" style:family="table-column">
      <style:table-column-properties fo:break-before="auto" style:column-width="1.5945in"/>
    </style:style>
    <style:style style:name="co4" style:family="table-column">
      <style:table-column-properties fo:break-before="auto" style:column-width="0.9992in"/>
    </style:style>
    <style:style style:name="co5" style:family="table-column">
      <style:table-column-properties fo:break-before="auto" style:column-width="0.9138in"/>
    </style:style>
    <style:style style:name="co6" style:family="table-column">
      <style:table-column-properties fo:break-before="auto" style:column-width="0.7335in"/>
    </style:style>
    <style:style style:name="ro1" style:family="table-row">
      <style:table-row-properties style:row-height="0.1528in" fo:break-before="auto" style:use-optimal-row-height="true"/>
    </style:style>
    <style:style style:name="ro2" style:family="table-row">
      <style:table-row-properties style:row-height="0.1665in" fo:break-before="auto" style:use-optimal-row-height="true"/>
    </style:style>
    <style:style style:name="ro3" style:family="table-row">
      <style:table-row-properties style:row-height="0.6807in" fo:break-before="auto" style:use-optimal-row-height="false"/>
    </style:style>
    <style:style style:name="ro4" style:family="table-row">
      <style:table-row-properties style:row-height="0.1693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PageStyle_5f_Inventory_20_Unit_20_Activity_20_Report">
      <style:table-properties table:display="true" style:writing-mode="lr-tb"/>
    </style:style>
    <number:text-style style:name="N8100" number:language="en" number:country="US">
      <number:text-content/>
    </number:text-style>
    <style:style style:name="ce1" style:family="table-cell" style:parent-style-name="Excel_20_Built-in_20_Normal" style:data-style-name="N8100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" style:family="table-cell" style:parent-style-name="Excel_20_Built-in_20_Normal" style:data-style-name="N810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Excel_20_Built-in_20_Normal" style:data-style-name="N810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" style:family="table-cell" style:parent-style-name="Excel_20_Built-in_20_Normal">
      <style:table-cell-properties fo:border-bottom="0.0346in solid #000000" style:diagonal-bl-tr="none" style:diagonal-tl-br="none" fo:border-left="none" fo:border-right="none" style:rotation-align="none" fo:border-top="none"/>
    </style:style>
    <style:style style:name="ce6" style:family="table-cell" style:parent-style-name="Excel_20_Built-in_20_Normal" style:data-style-name="N8100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text-align="end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" style:family="table-cell" style:parent-style-name="Excel_20_Built-in_20_Normal" style:data-style-name="N11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" style:family="table-cell" style:parent-style-name="Excel_20_Built-in_20_Normal" style:data-style-name="N11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138in solid #000000"/>
    </style:style>
    <style:style style:name="ce10" style:family="table-cell" style:parent-style-name="Excel_20_Built-in_20_Normal">
      <style:table-cell-properties fo:border-bottom="0.0346in solid #000000" style:diagonal-bl-tr="none" style:diagonal-tl-br="none" fo:border-left="none" fo:border-right="none" style:rotation-align="none" fo:border-top="0.0413in double #000000" style:border-line-width-top="0.0138in 0.0138in 0.0138in"/>
    </style:style>
    <style:style style:name="ce11" style:family="table-cell" style:parent-style-name="Excel_20_Built-in_20_Normal">
      <style:table-cell-properties fo:border-bottom="0.0138in solid #000000" style:diagonal-bl-tr="none" style:diagonal-tl-br="none" fo:border-left="none" fo:border-right="none" style:rotation-align="none" fo:border-top="0.0138in solid #000000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2" style:family="table-cell" style:parent-style-name="Excel_20_Built-in_20_Normal"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" style:family="table-cell" style:parent-style-name="Excel_20_Built-in_20_Normal"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nventory Unit Activity Report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7"/>
        <table:table-column table:style-name="co5" table:default-cell-style-name="ce7"/>
        <table:table-column table:style-name="co4" table:default-cell-style-name="ce7"/>
        <table:table-column table:style-name="co6" table:number-columns-repeated="1018" table:default-cell-style-name="ce12"/>
        <table:table-header-rows>
          <table:table-row table:style-name="ro1">
            <table:table-cell table:style-name="ce1" office:value-type="string">
              <text:p>Item ID</text:p>
            </table:table-cell>
            <table:table-cell table:style-name="ce1" office:value-type="string">
              <text:p>Item Description</text:p>
            </table:table-cell>
            <table:table-cell table:style-name="ce1" office:value-type="string">
              <text:p>Item Class</text:p>
            </table:table-cell>
            <table:table-cell table:style-name="ce6" office:value-type="string">
              <text:p>Beg Qty</text:p>
            </table:table-cell>
            <table:table-cell table:style-name="ce6" office:value-type="string">
              <text:p>Units Sold</text:p>
            </table:table-cell>
            <table:table-cell table:style-name="ce6" office:value-type="string">
              <text:p>Qty on Hand</text:p>
            </table:table-cell>
            <table:table-cell table:style-name="ce11" table:number-columns-repeated="1018"/>
          </table:table-row>
        </table:table-header-rows>
        <table:table-row table:style-name="ro1">
          <table:table-cell office:value-type="string">
            <text:p>ACE00150</text:p>
          </table:table-cell>
          <table:table-cell office:value-type="string">
            <text:p>Hazan Vinegar .5l / 6</text:p>
          </table:table-cell>
          <table:table-cell office:value-type="string">
            <text:p>Stock item</text:p>
          </table:table-cell>
          <table:table-cell office:value-type="float" office:value="41">
            <text:p>41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table:number-columns-repeated="1018"/>
        </table:table-row>
        <table:table-row table:style-name="ro1">
          <table:table-cell office:value-type="string">
            <text:p>ACE00160</text:p>
          </table:table-cell>
          <table:table-cell office:value-type="string">
            <text:p>Sirk Vinegar Spray 100ml/24</text:p>
          </table:table-cell>
          <table:table-cell office:value-type="string">
            <text:p>Stock item</text:p>
          </table:table-cell>
          <table:table-cell office:value-type="float" office:value="236">
            <text:p>236</text:p>
          </table:table-cell>
          <table:table-cell office:value-type="float" office:value="27">
            <text:p>27</text:p>
          </table:table-cell>
          <table:table-cell office:value-type="float" office:value="209">
            <text:p>209</text:p>
          </table:table-cell>
          <table:table-cell table:number-columns-repeated="1018"/>
        </table:table-row>
        <table:table-row table:style-name="ro1">
          <table:table-cell office:value-type="string">
            <text:p>ACE00161</text:p>
          </table:table-cell>
          <table:table-cell office:value-type="string">
            <text:p>Sirk Vinegar Bottle 250ml/12</text:p>
          </table:table-cell>
          <table:table-cell office:value-type="string">
            <text:p>Stock item</text:p>
          </table:table-cell>
          <table:table-cell office:value-type="float" office:value="66">
            <text:p>66</text:p>
          </table:table-cell>
          <table:table-cell office:value-type="float" office:value="14">
            <text:p>14</text:p>
          </table:table-cell>
          <table:table-cell office:value-type="float" office:value="52">
            <text:p>52</text:p>
          </table:table-cell>
          <table:table-cell table:number-columns-repeated="1018"/>
        </table:table-row>
        <table:table-row table:style-name="ro2">
          <table:table-cell office:value-type="string">
            <text:p>ACE00200</text:p>
          </table:table-cell>
          <table:table-cell office:value-type="string">
            <text:p>Demetria Bals EXTRA EXTRA Gold</text:p>
          </table:table-cell>
          <table:table-cell office:value-type="string">
            <text:p>Stock item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1018"/>
        </table:table-row>
        <table:table-row table:style-name="ro2">
          <table:table-cell office:value-type="string">
            <text:p>ACE00201</text:p>
          </table:table-cell>
          <table:table-cell office:value-type="string">
            <text:p>Bals Gold Ca dal Non .1l / 1</text:p>
          </table:table-cell>
          <table:table-cell office:value-type="string">
            <text:p>Stock item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2">
          <table:table-cell office:value-type="string">
            <text:p>ACE00202</text:p>
          </table:table-cell>
          <table:table-cell office:value-type="string">
            <text:p>Bals Ivory Ca dal Non .1l /1</text:p>
          </table:table-cell>
          <table:table-cell office:value-type="string">
            <text:p>Stock item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table:number-columns-repeated="1018"/>
        </table:table-row>
        <table:table-row table:style-name="ro2">
          <table:table-cell office:value-type="string">
            <text:p>ACE00203</text:p>
          </table:table-cell>
          <table:table-cell office:value-type="string">
            <text:p>Vittorio Bals EXTRA EXTRA Gold</text:p>
          </table:table-cell>
          <table:table-cell office:value-type="string">
            <text:p>Stock item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18"/>
        </table:table-row>
        <table:table-row table:style-name="ro2">
          <table:table-cell office:value-type="string">
            <text:p>ACE00204</text:p>
          </table:table-cell>
          <table:table-cell office:value-type="string">
            <text:p>Bals Saba Ca dal Non .2l/12</text:p>
          </table:table-cell>
          <table:table-cell office:value-type="string">
            <text:p>Stock item</text:p>
          </table:table-cell>
          <table:table-cell office:value-type="float" office:value="232">
            <text:p>232</text:p>
          </table:table-cell>
          <table:table-cell office:value-type="float" office:value="18">
            <text:p>18</text:p>
          </table:table-cell>
          <table:table-cell office:value-type="float" office:value="214">
            <text:p>214</text:p>
          </table:table-cell>
          <table:table-cell table:number-columns-repeated="1018"/>
        </table:table-row>
        <table:table-row table:style-name="ro3">
          <table:table-cell office:value-type="string">
            <text:p>ACE00205</text:p>
          </table:table-cell>
          <table:table-cell office:value-type="string">
            <text:p>Bals Saba Ca dal Non .5l/6</text:p>
          </table:table-cell>
          <table:table-cell office:value-type="string">
            <text:p>Stock item</text:p>
          </table:table-cell>
          <table:table-cell office:value-type="float" office:value="39">
            <text:p>39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table:number-columns-repeated="1018"/>
        </table:table-row>
        <table:table-row table:style-name="ro2">
          <table:table-cell office:value-type="string">
            <text:p>ACE00302</text:p>
          </table:table-cell>
          <table:table-cell office:value-type="string">
            <text:p>San Gia Bals Vinegar Silver.1l</text:p>
          </table:table-cell>
          <table:table-cell office:value-type="string">
            <text:p>Stock item</text:p>
          </table:table-cell>
          <table:table-cell office:value-type="float" office:value="12">
            <text:p>12</text:p>
          </table:table-cell>
          <table:table-cell/>
          <table:table-cell office:value-type="float" office:value="12">
            <text:p>12</text:p>
          </table:table-cell>
          <table:table-cell table:number-columns-repeated="1018"/>
        </table:table-row>
        <table:table-row table:style-name="ro1">
          <table:table-cell office:value-type="string">
            <text:p>ACE00303</text:p>
          </table:table-cell>
          <table:table-cell office:value-type="string">
            <text:p>San Gia Balsamic Golden.1l</text:p>
          </table:table-cell>
          <table:table-cell office:value-type="string">
            <text:p>Stock item</text:p>
          </table:table-cell>
          <table:table-cell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 table:number-columns-repeated="1018"/>
        </table:table-row>
        <table:table-row table:style-name="ro1">
          <table:table-cell office:value-type="string">
            <text:p>ACE00601</text:p>
          </table:table-cell>
          <table:table-cell office:value-type="string">
            <text:p>San Gia Balsamic Red.1l</text:p>
          </table:table-cell>
          <table:table-cell office:value-type="string">
            <text:p>Stock item</text:p>
          </table:table-cell>
          <table:table-cell office:value-type="float" office:value="16">
            <text:p>16</text:p>
          </table:table-cell>
          <table:table-cell/>
          <table:table-cell office:value-type="float" office:value="16">
            <text:p>16</text:p>
          </table:table-cell>
          <table:table-cell table:number-columns-repeated="1018"/>
        </table:table-row>
        <table:table-row table:style-name="ro1">
          <table:table-cell office:value-type="string">
            <text:p>CAF01001</text:p>
          </table:table-cell>
          <table:table-cell office:value-type="string">
            <text:p>S'E - FILTRO 250g / 16</text:p>
          </table:table-cell>
          <table:table-cell office:value-type="string">
            <text:p>Stock item</text:p>
          </table:table-cell>
          <table:table-cell office:value-type="float" office:value="307">
            <text:p>307</text:p>
          </table:table-cell>
          <table:table-cell office:value-type="float" office:value="5">
            <text:p>5</text:p>
          </table:table-cell>
          <table:table-cell office:value-type="float" office:value="302">
            <text:p>302</text:p>
          </table:table-cell>
          <table:table-cell table:number-columns-repeated="1018"/>
        </table:table-row>
        <table:table-row table:style-name="ro1">
          <table:table-cell office:value-type="string">
            <text:p>CAF01002</text:p>
          </table:table-cell>
          <table:table-cell office:value-type="string">
            <text:p>S'E - Espresso 250g / 16</text:p>
          </table:table-cell>
          <table:table-cell office:value-type="string">
            <text:p>Stock item</text:p>
          </table:table-cell>
          <table:table-cell office:value-type="float" office:value="193">
            <text:p>193</text:p>
          </table:table-cell>
          <table:table-cell office:value-type="float" office:value="15">
            <text:p>15</text:p>
          </table:table-cell>
          <table:table-cell office:value-type="float" office:value="178">
            <text:p>178</text:p>
          </table:table-cell>
          <table:table-cell table:number-columns-repeated="1018"/>
        </table:table-row>
        <table:table-row table:style-name="ro1">
          <table:table-cell office:value-type="string">
            <text:p>CAF01003</text:p>
          </table:table-cell>
          <table:table-cell office:value-type="string">
            <text:p>S'E- Bean 250g / 16</text:p>
          </table:table-cell>
          <table:table-cell office:value-type="string">
            <text:p>Stock item</text:p>
          </table:table-cell>
          <table:table-cell office:value-type="float" office:value="121">
            <text:p>121</text:p>
          </table:table-cell>
          <table:table-cell office:value-type="float" office:value="65">
            <text:p>65</text:p>
          </table:table-cell>
          <table:table-cell office:value-type="float" office:value="56">
            <text:p>56</text:p>
          </table:table-cell>
          <table:table-cell table:number-columns-repeated="1018"/>
        </table:table-row>
        <table:table-row table:style-name="ro1">
          <table:table-cell office:value-type="string">
            <text:p>CAF01004</text:p>
          </table:table-cell>
          <table:table-cell office:value-type="string">
            <text:p>S'E DECAF Ground 250g/16</text:p>
          </table:table-cell>
          <table:table-cell office:value-type="string">
            <text:p>Stock item</text:p>
          </table:table-cell>
          <table:table-cell office:value-type="float" office:value="312">
            <text:p>312</text:p>
          </table:table-cell>
          <table:table-cell office:value-type="float" office:value="11">
            <text:p>11</text:p>
          </table:table-cell>
          <table:table-cell office:value-type="float" office:value="301">
            <text:p>301</text:p>
          </table:table-cell>
          <table:table-cell table:number-columns-repeated="1018"/>
        </table:table-row>
        <table:table-row table:style-name="ro2">
          <table:table-cell office:value-type="string">
            <text:p>CAF01005</text:p>
          </table:table-cell>
          <table:table-cell office:value-type="string">
            <text:p>S'E Moka 250g / 16</text:p>
          </table:table-cell>
          <table:table-cell office:value-type="string">
            <text:p>Stock item</text:p>
          </table:table-cell>
          <table:table-cell office:value-type="float" office:value="190">
            <text:p>190</text:p>
          </table:table-cell>
          <table:table-cell office:value-type="float" office:value="48">
            <text:p>48</text:p>
          </table:table-cell>
          <table:table-cell office:value-type="float" office:value="142">
            <text:p>142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>CAF01100</text:p>
          </table:table-cell>
          <table:table-cell office:value-type="string">
            <text:p>ChocCoveredCoffeeBeans.250g/20</text:p>
          </table:table-cell>
          <table:table-cell office:value-type="string">
            <text:p>Stock item</text:p>
          </table:table-cell>
          <table:table-cell office:value-type="float" office:value="115">
            <text:p>115</text:p>
          </table:table-cell>
          <table:table-cell office:value-type="float" office:value="16">
            <text:p>16</text:p>
          </table:table-cell>
          <table:table-cell office:value-type="float" office:value="99">
            <text:p>99</text:p>
          </table:table-cell>
          <table:table-cell table:number-columns-repeated="1018"/>
        </table:table-row>
        <table:table-row table:style-name="ro1">
          <table:table-cell office:value-type="string">
            <text:p>CER00020</text:p>
          </table:table-cell>
          <table:table-cell office:value-type="string">
            <text:p>Orzo 500g/20</text:p>
          </table:table-cell>
          <table:table-cell office:value-type="string">
            <text:p>Stock item</text:p>
          </table:table-cell>
          <table:table-cell office:value-type="float" office:value="224">
            <text:p>224</text:p>
          </table:table-cell>
          <table:table-cell office:value-type="float" office:value="4">
            <text:p>4</text:p>
          </table:table-cell>
          <table:table-cell office:value-type="float" office:value="220">
            <text:p>220</text:p>
          </table:table-cell>
          <table:table-cell table:number-columns-repeated="1018"/>
        </table:table-row>
        <table:table-row table:style-name="ro2">
          <table:table-cell office:value-type="string">
            <text:p>CER00021</text:p>
          </table:table-cell>
          <table:table-cell office:value-type="string">
            <text:p>Farro Perlato <text:s/>500g / 20</text:p>
          </table:table-cell>
          <table:table-cell office:value-type="string">
            <text:p>Stock item</text:p>
          </table:table-cell>
          <table:table-cell office:value-type="float" office:value="107">
            <text:p>107</text:p>
          </table:table-cell>
          <table:table-cell office:value-type="float" office:value="18">
            <text:p>18</text:p>
          </table:table-cell>
          <table:table-cell office:value-type="float" office:value="89">
            <text:p>89</text:p>
          </table:table-cell>
          <table:table-cell table:number-columns-repeated="1018"/>
        </table:table-row>
        <table:table-row table:style-name="ro2">
          <table:table-cell office:value-type="string">
            <text:p>CER00022</text:p>
          </table:table-cell>
          <table:table-cell office:value-type="string">
            <text:p>Fagioli Purgatorio 500g / 20</text:p>
          </table:table-cell>
          <table:table-cell office:value-type="string">
            <text:p>Stock item</text:p>
          </table:table-cell>
          <table:table-cell office:value-type="float" office:value="297">
            <text:p>297</text:p>
          </table:table-cell>
          <table:table-cell office:value-type="float" office:value="247">
            <text:p>247</text:p>
          </table:table-cell>
          <table:table-cell office:value-type="float" office:value="50">
            <text:p>50</text:p>
          </table:table-cell>
          <table:table-cell table:number-columns-repeated="1018"/>
        </table:table-row>
        <table:table-row table:style-name="ro1">
          <table:table-cell office:value-type="string">
            <text:p>CER00023</text:p>
          </table:table-cell>
          <table:table-cell office:value-type="string">
            <text:p>Chickpeas 500g / 20</text:p>
          </table:table-cell>
          <table:table-cell office:value-type="string">
            <text:p>Stock item</text:p>
          </table:table-cell>
          <table:table-cell office:value-type="float" office:value="375">
            <text:p>375</text:p>
          </table:table-cell>
          <table:table-cell office:value-type="float" office:value="156">
            <text:p>156</text:p>
          </table:table-cell>
          <table:table-cell office:value-type="float" office:value="219">
            <text:p>219</text:p>
          </table:table-cell>
          <table:table-cell table:number-columns-repeated="1018"/>
        </table:table-row>
        <table:table-row table:style-name="ro1">
          <table:table-cell office:value-type="string">
            <text:p>CER00024</text:p>
          </table:table-cell>
          <table:table-cell office:value-type="string">
            <text:p>Lentils Valletta 500g / 20</text:p>
          </table:table-cell>
          <table:table-cell office:value-type="string">
            <text:p>Stock item</text:p>
          </table:table-cell>
          <table:table-cell office:value-type="float" office:value="70">
            <text:p>70</text:p>
          </table:table-cell>
          <table:table-cell office:value-type="float" office:value="57">
            <text:p>57</text:p>
          </table:table-cell>
          <table:table-cell office:value-type="float" office:value="13">
            <text:p>13</text:p>
          </table:table-cell>
          <table:table-cell table:number-columns-repeated="1018"/>
        </table:table-row>
        <table:table-row table:style-name="ro2">
          <table:table-cell office:value-type="string">
            <text:p>CER00025</text:p>
          </table:table-cell>
          <table:table-cell office:value-type="string">
            <text:p>Cicerchia Valletta 500g / 20</text:p>
          </table:table-cell>
          <table:table-cell office:value-type="string">
            <text:p>Stock item</text:p>
          </table:table-cell>
          <table:table-cell office:value-type="float" office:value="123">
            <text:p>123</text:p>
          </table:table-cell>
          <table:table-cell office:value-type="float" office:value="98">
            <text:p>98</text:p>
          </table:table-cell>
          <table:table-cell office:value-type="float" office:value="25">
            <text:p>25</text:p>
          </table:table-cell>
          <table:table-cell table:number-columns-repeated="1018"/>
        </table:table-row>
        <table:table-row table:style-name="ro2">
          <table:table-cell office:value-type="string">
            <text:p>CER00026</text:p>
          </table:table-cell>
          <table:table-cell office:value-type="string">
            <text:p>Borlotti Beans 500g / 20</text:p>
          </table:table-cell>
          <table:table-cell office:value-type="string">
            <text:p>Stock item</text:p>
          </table:table-cell>
          <table:table-cell office:value-type="float" office:value="221">
            <text:p>221</text:p>
          </table:table-cell>
          <table:table-cell office:value-type="float" office:value="41">
            <text:p>41</text:p>
          </table:table-cell>
          <table:table-cell office:value-type="float" office:value="180">
            <text:p>180</text:p>
          </table:table-cell>
          <table:table-cell table:number-columns-repeated="1018"/>
        </table:table-row>
        <table:table-row table:style-name="ro1">
          <table:table-cell office:value-type="string">
            <text:p>COM00103</text:p>
          </table:table-cell>
          <table:table-cell office:value-type="string">
            <text:p>Grated Mullet Roe 70g/24</text:p>
          </table:table-cell>
          <table:table-cell office:value-type="string">
            <text:p>Stock item</text:p>
          </table:table-cell>
          <table:table-cell office:value-type="float" office:value="62">
            <text:p>62</text:p>
          </table:table-cell>
          <table:table-cell office:value-type="float" office:value="3">
            <text:p>3</text:p>
          </table:table-cell>
          <table:table-cell office:value-type="float" office:value="59">
            <text:p>59</text:p>
          </table:table-cell>
          <table:table-cell table:number-columns-repeated="1018"/>
        </table:table-row>
        <table:table-row table:style-name="ro1">
          <table:table-cell office:value-type="string">
            <text:p>COM00105</text:p>
          </table:table-cell>
          <table:table-cell office:value-type="string">
            <text:p>Mullet Roe Whole 100g / 1</text:p>
          </table:table-cell>
          <table:table-cell office:value-type="string">
            <text:p>Stock item</text:p>
          </table:table-cell>
          <table:table-cell office:value-type="float" office:value="183">
            <text:p>183</text:p>
          </table:table-cell>
          <table:table-cell office:value-type="float" office:value="14">
            <text:p>14</text:p>
          </table:table-cell>
          <table:table-cell office:value-type="float" office:value="169">
            <text:p>169</text:p>
          </table:table-cell>
          <table:table-cell table:number-columns-repeated="1018"/>
        </table:table-row>
        <table:table-row table:style-name="ro1">
          <table:table-cell office:value-type="string">
            <text:p>COM00201</text:p>
          </table:table-cell>
          <table:table-cell office:value-type="string">
            <text:p>Tuna Roe Whole 150gr</text:p>
          </table:table-cell>
          <table:table-cell office:value-type="string">
            <text:p>Stock item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1018"/>
        </table:table-row>
        <table:table-row table:style-name="ro1">
          <table:table-cell office:value-type="string">
            <text:p>COM00202</text:p>
          </table:table-cell>
          <table:table-cell office:value-type="string">
            <text:p>Grated Tuna Roe 40gr</text:p>
          </table:table-cell>
          <table:table-cell office:value-type="string">
            <text:p>Stock item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1018"/>
        </table:table-row>
        <table:table-row table:style-name="ro2">
          <table:table-cell office:value-type="string">
            <text:p>COM01002</text:p>
          </table:table-cell>
          <table:table-cell office:value-type="string">
            <text:p>Trancio 330gr</text:p>
          </table:table-cell>
          <table:table-cell office:value-type="string">
            <text:p>Stock item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table:number-columns-repeated="1018"/>
        </table:table-row>
        <table:table-row table:style-name="ro2">
          <table:table-cell office:value-type="string">
            <text:p>COM01102</text:p>
          </table:table-cell>
          <table:table-cell office:value-type="string">
            <text:p>Tarantello 330gr</text:p>
          </table:table-cell>
          <table:table-cell office:value-type="string">
            <text:p>Stock item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table:number-columns-repeated="1018"/>
        </table:table-row>
        <table:table-row table:style-name="ro2">
          <table:table-cell office:value-type="string">
            <text:p>COM01202</text:p>
          </table:table-cell>
          <table:table-cell office:value-type="string">
            <text:p>Ventresca 330gr</text:p>
          </table:table-cell>
          <table:table-cell office:value-type="string">
            <text:p>Stock item</text:p>
          </table:table-cell>
          <table:table-cell office:value-type="float" office:value="26">
            <text:p>26</text:p>
          </table:table-cell>
          <table:table-cell/>
          <table:table-cell office:value-type="float" office:value="26">
            <text:p>26</text:p>
          </table:table-cell>
          <table:table-cell table:number-columns-repeated="1018"/>
        </table:table-row>
        <table:table-row table:style-name="ro2">
          <table:table-cell office:value-type="string">
            <text:p>COM01704</text:p>
          </table:table-cell>
          <table:table-cell office:value-type="string">
            <text:p>Fior di Sale 1kg/5</text:p>
          </table:table-cell>
          <table:table-cell office:value-type="string">
            <text:p>Stock item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85">
            <text:p>85</text:p>
          </table:table-cell>
          <table:table-cell table:number-columns-repeated="1018"/>
        </table:table-row>
        <table:table-row table:style-name="ro1">
          <table:table-cell office:value-type="string">
            <text:p>COM01705</text:p>
          </table:table-cell>
          <table:table-cell office:value-type="string">
            <text:p>Salt - 1 Kg(Coarse) / 12</text:p>
          </table:table-cell>
          <table:table-cell office:value-type="string">
            <text:p>Stock item</text:p>
          </table:table-cell>
          <table:table-cell office:value-type="float" office:value="967">
            <text:p>967</text:p>
          </table:table-cell>
          <table:table-cell office:value-type="float" office:value="120">
            <text:p>120</text:p>
          </table:table-cell>
          <table:table-cell office:value-type="float" office:value="847">
            <text:p>847</text:p>
          </table:table-cell>
          <table:table-cell table:number-columns-repeated="1018"/>
        </table:table-row>
        <table:table-row table:style-name="ro1">
          <table:table-cell office:value-type="string">
            <text:p>COM01706</text:p>
          </table:table-cell>
          <table:table-cell office:value-type="string">
            <text:p>Salt - 1kg (Fino) / 12</text:p>
          </table:table-cell>
          <table:table-cell office:value-type="string">
            <text:p>Stock item</text:p>
          </table:table-cell>
          <table:table-cell office:value-type="float" office:value="503">
            <text:p>503</text:p>
          </table:table-cell>
          <table:table-cell office:value-type="float" office:value="170">
            <text:p>170</text:p>
          </table:table-cell>
          <table:table-cell office:value-type="float" office:value="333">
            <text:p>333</text:p>
          </table:table-cell>
          <table:table-cell table:number-columns-repeated="1018"/>
        </table:table-row>
        <table:table-row table:style-name="ro2">
          <table:table-cell office:value-type="string">
            <text:p>COM01707</text:p>
          </table:table-cell>
          <table:table-cell office:value-type="string">
            <text:p>Fiore Di Sale 200g / 24</text:p>
          </table:table-cell>
          <table:table-cell office:value-type="string">
            <text:p>Stock item</text:p>
          </table:table-cell>
          <table:table-cell office:value-type="float" office:value="275">
            <text:p>275</text:p>
          </table:table-cell>
          <table:table-cell office:value-type="float" office:value="29">
            <text:p>29</text:p>
          </table:table-cell>
          <table:table-cell office:value-type="float" office:value="246">
            <text:p>246</text:p>
          </table:table-cell>
          <table:table-cell table:number-columns-repeated="1018"/>
        </table:table-row>
        <table:table-row table:style-name="ro1">
          <table:table-cell office:value-type="string">
            <text:p>COM01708</text:p>
          </table:table-cell>
          <table:table-cell office:value-type="string">
            <text:p>Salt - 25kg (Fino)</text:p>
          </table:table-cell>
          <table:table-cell office:value-type="string">
            <text:p>Stock item</text:p>
          </table:table-cell>
          <table:table-cell office:value-type="float" office:value="110">
            <text:p>110</text:p>
          </table:table-cell>
          <table:table-cell office:value-type="float" office:value="9">
            <text:p>9</text:p>
          </table:table-cell>
          <table:table-cell office:value-type="float" office:value="101">
            <text:p>101</text:p>
          </table:table-cell>
          <table:table-cell table:number-columns-repeated="1018"/>
        </table:table-row>
        <table:table-row table:style-name="ro1">
          <table:table-cell office:value-type="string">
            <text:p>COM01709</text:p>
          </table:table-cell>
          <table:table-cell office:value-type="string">
            <text:p>Salt - 25kg (Coarse)</text:p>
          </table:table-cell>
          <table:table-cell office:value-type="string">
            <text:p>Stock item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1018"/>
        </table:table-row>
        <table:table-row table:style-name="ro1">
          <table:table-cell office:value-type="string">
            <text:p>COM01851</text:p>
          </table:table-cell>
          <table:table-cell office:value-type="string">
            <text:p>Salted Anchovies 420g / 8</text:p>
          </table:table-cell>
          <table:table-cell office:value-type="string">
            <text:p>Stock item</text:p>
          </table:table-cell>
          <table:table-cell office:value-type="float" office:value="1">
            <text:p>1</text:p>
          </table:table-cell>
          <table:table-cell office:value-type="float" office:value="94">
            <text:p>94</text:p>
          </table:table-cell>
          <table:table-cell office:value-type="float" office:value="67">
            <text:p>67</text:p>
          </table:table-cell>
          <table:table-cell table:number-columns-repeated="1018"/>
        </table:table-row>
        <table:table-row table:style-name="ro2">
          <table:table-cell office:value-type="string">
            <text:p>COM01861</text:p>
          </table:table-cell>
          <table:table-cell office:value-type="string">
            <text:p>Colatura 100ml / 15</text:p>
          </table:table-cell>
          <table:table-cell office:value-type="string">
            <text:p>Stock item</text:p>
          </table:table-cell>
          <table:table-cell office:value-type="float" office:value="579">
            <text:p>579</text:p>
          </table:table-cell>
          <table:table-cell office:value-type="float" office:value="105">
            <text:p>105</text:p>
          </table:table-cell>
          <table:table-cell office:value-type="float" office:value="474">
            <text:p>474</text:p>
          </table:table-cell>
          <table:table-cell table:number-columns-repeated="1018"/>
        </table:table-row>
        <table:table-row table:style-name="ro2">
          <table:table-cell office:value-type="string">
            <text:p>CON00191</text:p>
          </table:table-cell>
          <table:table-cell office:value-type="string">
            <text:p>Pesto Genovese Panizza 150g</text:p>
          </table:table-cell>
          <table:table-cell office:value-type="string">
            <text:p>Stock item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-1">
            <text:p>-1</text:p>
          </table:table-cell>
          <table:table-cell table:number-columns-repeated="1018"/>
        </table:table-row>
        <table:table-row table:style-name="ro1">
          <table:table-cell office:value-type="string">
            <text:p>CON00231</text:p>
          </table:table-cell>
          <table:table-cell office:value-type="string">
            <text:p>Saffron-Stamens 1gr</text:p>
          </table:table-cell>
          <table:table-cell office:value-type="string">
            <text:p>Stock item</text:p>
          </table:table-cell>
          <table:table-cell office:value-type="float" office:value="170">
            <text:p>170</text:p>
          </table:table-cell>
          <table:table-cell office:value-type="float" office:value="3">
            <text:p>3</text:p>
          </table:table-cell>
          <table:table-cell office:value-type="float" office:value="167">
            <text:p>167</text:p>
          </table:table-cell>
          <table:table-cell table:number-columns-repeated="1018"/>
        </table:table-row>
        <table:table-row table:style-name="ro1">
          <table:table-cell office:value-type="string">
            <text:p>CON00232</text:p>
          </table:table-cell>
          <table:table-cell office:value-type="string">
            <text:p>Saffron Powder .3gr</text:p>
          </table:table-cell>
          <table:table-cell office:value-type="string">
            <text:p>Stock item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table:number-columns-repeated="1018"/>
        </table:table-row>
        <table:table-row table:style-name="ro2">
          <table:table-cell office:value-type="string">
            <text:p>CON00349</text:p>
          </table:table-cell>
          <table:table-cell office:value-type="string">
            <text:p>Miracolo San Gennaro 530gr/12</text:p>
          </table:table-cell>
          <table:table-cell office:value-type="string">
            <text:p>Stock item</text:p>
          </table:table-cell>
          <table:table-cell office:value-type="float" office:value="175">
            <text:p>175</text:p>
          </table:table-cell>
          <table:table-cell office:value-type="float" office:value="46">
            <text:p>46</text:p>
          </table:table-cell>
          <table:table-cell office:value-type="float" office:value="129">
            <text:p>129</text:p>
          </table:table-cell>
          <table:table-cell table:number-columns-repeated="1018"/>
        </table:table-row>
        <table:table-row table:style-name="ro2">
          <table:table-cell office:value-type="string">
            <text:p>CON00350</text:p>
          </table:table-cell>
          <table:table-cell office:value-type="string">
            <text:p>San Gennaro Tomatoes 960 gr/6</text:p>
          </table:table-cell>
          <table:table-cell office:value-type="string">
            <text:p>Stock item</text:p>
          </table:table-cell>
          <table:table-cell office:value-type="float" office:value="265">
            <text:p>265</text:p>
          </table:table-cell>
          <table:table-cell office:value-type="float" office:value="1">
            <text:p>1</text:p>
          </table:table-cell>
          <table:table-cell office:value-type="float" office:value="264">
            <text:p>264</text:p>
          </table:table-cell>
          <table:table-cell table:number-columns-repeated="1018"/>
        </table:table-row>
        <table:table-row table:style-name="ro2">
          <table:table-cell office:value-type="string">
            <text:p>CON00353</text:p>
          </table:table-cell>
          <table:table-cell office:value-type="string">
            <text:p>Pomdorini San Gennaro 530gr/12</text:p>
          </table:table-cell>
          <table:table-cell office:value-type="string">
            <text:p>Stock item</text:p>
          </table:table-cell>
          <table:table-cell office:value-type="float" office:value="65">
            <text:p>65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string">
            <text:p>CON00360</text:p>
          </table:table-cell>
          <table:table-cell office:value-type="string">
            <text:p>terra amore 800gr/12</text:p>
          </table:table-cell>
          <table:table-cell office:value-type="string">
            <text:p>Stock item</text:p>
          </table:table-cell>
          <table:table-cell table:number-columns-repeated="1021"/>
        </table:table-row>
        <table:table-row table:style-name="ro1">
          <table:table-cell office:value-type="string">
            <text:p>CON00361</text:p>
          </table:table-cell>
          <table:table-cell office:value-type="string">
            <text:p>terra amore 400gr/24</text:p>
          </table:table-cell>
          <table:table-cell office:value-type="string">
            <text:p>Stock item</text:p>
          </table:table-cell>
          <table:table-cell office:value-type="float" office:value="294">
            <text:p>294</text:p>
          </table:table-cell>
          <table:table-cell office:value-type="float" office:value="2">
            <text:p>2</text:p>
          </table:table-cell>
          <table:table-cell office:value-type="float" office:value="292">
            <text:p>292</text:p>
          </table:table-cell>
          <table:table-cell table:number-columns-repeated="1018"/>
        </table:table-row>
        <table:table-row table:style-name="ro1">
          <table:table-cell office:value-type="string">
            <text:p>CON00450</text:p>
          </table:table-cell>
          <table:table-cell office:value-type="string">
            <text:p>Dani DOP SAN MARZANO 400gr/12</text:p>
          </table:table-cell>
          <table:table-cell office:value-type="string">
            <text:p>Stock item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string">
            <text:p>CON00460</text:p>
          </table:table-cell>
          <table:table-cell office:value-type="string">
            <text:p>Dani DOP SAN MARZANO 800gr/12</text:p>
          </table:table-cell>
          <table:table-cell office:value-type="string">
            <text:p>Stock item</text:p>
          </table:table-cell>
          <table:table-cell office:value-type="float" office:value="4872">
            <text:p>4,872</text:p>
          </table:table-cell>
          <table:table-cell office:value-type="float" office:value="322">
            <text:p>322</text:p>
          </table:table-cell>
          <table:table-cell office:value-type="float" office:value="4550">
            <text:p>4,550</text:p>
          </table:table-cell>
          <table:table-cell table:number-columns-repeated="1018"/>
        </table:table-row>
        <table:table-row table:style-name="ro1">
          <table:table-cell office:value-type="string">
            <text:p>CON00470</text:p>
          </table:table-cell>
          <table:table-cell office:value-type="string">
            <text:p>Dani DOP SAN MARZANO 2.5Kg/6</text:p>
          </table:table-cell>
          <table:table-cell office:value-type="string">
            <text:p>Stock item</text:p>
          </table:table-cell>
          <table:table-cell office:value-type="float" office:value="1596">
            <text:p>1,596</text:p>
          </table:table-cell>
          <table:table-cell office:value-type="float" office:value="1794">
            <text:p>1,794</text:p>
          </table:table-cell>
          <table:table-cell office:value-type="float" office:value="2772">
            <text:p>2,772</text:p>
          </table:table-cell>
          <table:table-cell table:number-columns-repeated="1018"/>
        </table:table-row>
        <table:table-row table:style-name="ro1">
          <table:table-cell office:value-type="string">
            <text:p>CON00472</text:p>
          </table:table-cell>
          <table:table-cell office:value-type="string">
            <text:p>Dani ITALIAN 100% TOM 2.5kg/6</text:p>
          </table:table-cell>
          <table:table-cell office:value-type="string">
            <text:p>Stock item</text:p>
          </table:table-cell>
          <table:table-cell/>
          <table:table-cell office:value-type="float" office:value="654">
            <text:p>654</text:p>
          </table:table-cell>
          <table:table-cell office:value-type="float" office:value="2316">
            <text:p>2,316</text:p>
          </table:table-cell>
          <table:table-cell table:number-columns-repeated="1018"/>
        </table:table-row>
        <table:table-row table:style-name="ro1">
          <table:table-cell office:value-type="string">
            <text:p>CON00473</text:p>
          </table:table-cell>
          <table:table-cell office:value-type="string">
            <text:p>Dani ITALIAN 100% TOM 400g/24</text:p>
          </table:table-cell>
          <table:table-cell office:value-type="string">
            <text:p>Stock item</text:p>
          </table:table-cell>
          <table:table-cell office:value-type="float" office:value="153">
            <text:p>153</text:p>
          </table:table-cell>
          <table:table-cell office:value-type="float" office:value="13">
            <text:p>13</text:p>
          </table:table-cell>
          <table:table-cell office:value-type="float" office:value="140">
            <text:p>140</text:p>
          </table:table-cell>
          <table:table-cell table:number-columns-repeated="1018"/>
        </table:table-row>
        <table:table-row table:style-name="ro2">
          <table:table-cell office:value-type="string">
            <text:p>CON01701</text:p>
          </table:table-cell>
          <table:table-cell office:value-type="string">
            <text:p>Zibibbo DRY Raisins 250g</text:p>
          </table:table-cell>
          <table:table-cell office:value-type="string">
            <text:p>Stock item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2">
          <table:table-cell office:value-type="string">
            <text:p>CON01801</text:p>
          </table:table-cell>
          <table:table-cell office:value-type="string">
            <text:p>Zibibbo Grape Elixir 140g / 24</text:p>
          </table:table-cell>
          <table:table-cell office:value-type="string">
            <text:p>Stock item</text:p>
          </table:table-cell>
          <table:table-cell office:value-type="float" office:value="155">
            <text:p>155</text:p>
          </table:table-cell>
          <table:table-cell office:value-type="float" office:value="2">
            <text:p>2</text:p>
          </table:table-cell>
          <table:table-cell office:value-type="float" office:value="153">
            <text:p>153</text:p>
          </table:table-cell>
          <table:table-cell table:number-columns-repeated="1018"/>
        </table:table-row>
        <table:table-row table:style-name="ro2">
          <table:table-cell office:value-type="string">
            <text:p>CON01900</text:p>
          </table:table-cell>
          <table:table-cell office:value-type="string">
            <text:p>Carciofini Piccoli 2900g/4</text:p>
          </table:table-cell>
          <table:table-cell office:value-type="string">
            <text:p>Stock item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string">
            <text:p>CON01901</text:p>
          </table:table-cell>
          <table:table-cell office:value-type="string">
            <text:p>Small ArtichokeMaida190g/24</text:p>
          </table:table-cell>
          <table:table-cell office:value-type="string">
            <text:p>Stock item</text:p>
          </table:table-cell>
          <table:table-cell office:value-type="float" office:value="147">
            <text:p>147</text:p>
          </table:table-cell>
          <table:table-cell office:value-type="float" office:value="1">
            <text:p>1</text:p>
          </table:table-cell>
          <table:table-cell office:value-type="float" office:value="146">
            <text:p>146</text:p>
          </table:table-cell>
          <table:table-cell table:number-columns-repeated="1018"/>
        </table:table-row>
        <table:table-row table:style-name="ro2">
          <table:table-cell office:value-type="string">
            <text:p>CON01902</text:p>
          </table:table-cell>
          <table:table-cell office:value-type="string">
            <text:p>Antipasto Maida 190g/24</text:p>
          </table:table-cell>
          <table:table-cell office:value-type="string">
            <text:p>Stock item</text:p>
          </table:table-cell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table:number-columns-repeated="1018"/>
        </table:table-row>
        <table:table-row table:style-name="ro2">
          <table:table-cell office:value-type="string">
            <text:p>CON01904</text:p>
          </table:table-cell>
          <table:table-cell office:value-type="string">
            <text:p>Olive Cilentane Maida190g/24</text:p>
          </table:table-cell>
          <table:table-cell office:value-type="string">
            <text:p>Stock item</text:p>
          </table:table-cell>
          <table:table-cell office:value-type="float" office:value="142">
            <text:p>142</text:p>
          </table:table-cell>
          <table:table-cell office:value-type="float" office:value="1">
            <text:p>1</text:p>
          </table:table-cell>
          <table:table-cell office:value-type="float" office:value="141">
            <text:p>141</text:p>
          </table:table-cell>
          <table:table-cell table:number-columns-repeated="1018"/>
        </table:table-row>
        <table:table-row table:style-name="ro2">
          <table:table-cell office:value-type="string">
            <text:p>CON01905</text:p>
          </table:table-cell>
          <table:table-cell office:value-type="string">
            <text:p>Jam Fichi Bianchi Maida220g/24</text:p>
          </table:table-cell>
          <table:table-cell office:value-type="string">
            <text:p>Stock item</text:p>
          </table:table-cell>
          <table:table-cell office:value-type="float" office:value="98">
            <text:p>98</text:p>
          </table:table-cell>
          <table:table-cell office:value-type="float" office:value="7">
            <text:p>7</text:p>
          </table:table-cell>
          <table:table-cell office:value-type="float" office:value="91">
            <text:p>91</text:p>
          </table:table-cell>
          <table:table-cell table:number-columns-repeated="1018"/>
        </table:table-row>
        <table:table-row table:style-name="ro2">
          <table:table-cell office:value-type="string">
            <text:p>CON01907</text:p>
          </table:table-cell>
          <table:table-cell office:value-type="string">
            <text:p>Jam Pere Noci Maida220g/24</text:p>
          </table:table-cell>
          <table:table-cell office:value-type="string">
            <text:p>Stock item</text:p>
          </table:table-cell>
          <table:table-cell office:value-type="float" office:value="106">
            <text:p>106</text:p>
          </table:table-cell>
          <table:table-cell office:value-type="float" office:value="1">
            <text:p>1</text:p>
          </table:table-cell>
          <table:table-cell office:value-type="float" office:value="105">
            <text:p>105</text:p>
          </table:table-cell>
          <table:table-cell table:number-columns-repeated="1018"/>
        </table:table-row>
        <table:table-row table:style-name="ro2">
          <table:table-cell office:value-type="string">
            <text:p>CON01910</text:p>
          </table:table-cell>
          <table:table-cell office:value-type="string">
            <text:p>Peperoncini Maida 190g/24</text:p>
          </table:table-cell>
          <table:table-cell office:value-type="string">
            <text:p>Stock item</text:p>
          </table:table-cell>
          <table:table-cell office:value-type="float" office:value="71">
            <text:p>71</text:p>
          </table:table-cell>
          <table:table-cell office:value-type="float" office:value="62">
            <text:p>62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1">
          <table:table-cell office:value-type="string">
            <text:p>CON01911</text:p>
          </table:table-cell>
          <table:table-cell office:value-type="string">
            <text:p>Yellow Tomato Maida680g/12</text:p>
          </table:table-cell>
          <table:table-cell office:value-type="string">
            <text:p>Stock item</text:p>
          </table:table-cell>
          <table:table-cell office:value-type="float" office:value="124">
            <text:p>124</text:p>
          </table:table-cell>
          <table:table-cell office:value-type="float" office:value="21">
            <text:p>21</text:p>
          </table:table-cell>
          <table:table-cell office:value-type="float" office:value="103">
            <text:p>103</text:p>
          </table:table-cell>
          <table:table-cell table:number-columns-repeated="1018"/>
        </table:table-row>
        <table:table-row table:style-name="ro2">
          <table:table-cell office:value-type="string">
            <text:p>CON01913</text:p>
          </table:table-cell>
          <table:table-cell office:value-type="string">
            <text:p>Pomodorini Maida 680gr / 12</text:p>
          </table:table-cell>
          <table:table-cell office:value-type="string">
            <text:p>Stock item</text:p>
          </table:table-cell>
          <table:table-cell office:value-type="float" office:value="1086">
            <text:p>1,086</text:p>
          </table:table-cell>
          <table:table-cell office:value-type="float" office:value="201">
            <text:p>201</text:p>
          </table:table-cell>
          <table:table-cell office:value-type="float" office:value="885">
            <text:p>885</text:p>
          </table:table-cell>
          <table:table-cell table:number-columns-repeated="1018"/>
        </table:table-row>
        <table:table-row table:style-name="ro1">
          <table:table-cell office:value-type="string">
            <text:p>CON01914</text:p>
          </table:table-cell>
          <table:table-cell office:value-type="string">
            <text:p>Sun Dried Tom Maida190g/24</text:p>
          </table:table-cell>
          <table:table-cell office:value-type="string">
            <text:p>Stock item</text:p>
          </table:table-cell>
          <table:table-cell office:value-type="float" office:value="119">
            <text:p>119</text:p>
          </table:table-cell>
          <table:table-cell office:value-type="float" office:value="3">
            <text:p>3</text:p>
          </table:table-cell>
          <table:table-cell office:value-type="float" office:value="116">
            <text:p>116</text:p>
          </table:table-cell>
          <table:table-cell table:number-columns-repeated="1018"/>
        </table:table-row>
        <table:table-row table:style-name="ro2">
          <table:table-cell office:value-type="string">
            <text:p>CON01916</text:p>
          </table:table-cell>
          <table:table-cell office:value-type="string">
            <text:p>Broccoli Maida 190gr/24</text:p>
          </table:table-cell>
          <table:table-cell office:value-type="string">
            <text:p>Stock item</text:p>
          </table:table-cell>
          <table:table-cell office:value-type="float" office:value="98">
            <text:p>98</text:p>
          </table:table-cell>
          <table:table-cell/>
          <table:table-cell office:value-type="float" office:value="98">
            <text:p>98</text:p>
          </table:table-cell>
          <table:table-cell table:number-columns-repeated="1018"/>
        </table:table-row>
        <table:table-row table:style-name="ro2">
          <table:table-cell office:value-type="string">
            <text:p>CON01917</text:p>
          </table:table-cell>
          <table:table-cell office:value-type="string">
            <text:p>Grilld ArtichokesMaida190gr/24</text:p>
          </table:table-cell>
          <table:table-cell office:value-type="string">
            <text:p>Stock item</text:p>
          </table:table-cell>
          <table:table-cell office:value-type="float" office:value="124">
            <text:p>124</text:p>
          </table:table-cell>
          <table:table-cell office:value-type="float" office:value="3">
            <text:p>3</text:p>
          </table:table-cell>
          <table:table-cell office:value-type="float" office:value="121">
            <text:p>121</text:p>
          </table:table-cell>
          <table:table-cell table:number-columns-repeated="1018"/>
        </table:table-row>
        <table:table-row table:style-name="ro2">
          <table:table-cell office:value-type="string">
            <text:p>CON01920</text:p>
          </table:table-cell>
          <table:table-cell office:value-type="string">
            <text:p>Broccoli Maida 2900g/4</text:p>
          </table:table-cell>
          <table:table-cell office:value-type="string">
            <text:p>Stock item</text:p>
          </table:table-cell>
          <table:table-cell table:number-columns-repeated="1021"/>
        </table:table-row>
        <table:table-row table:style-name="ro1">
          <table:table-cell office:value-type="string">
            <text:p>CON01921</text:p>
          </table:table-cell>
          <table:table-cell office:value-type="string">
            <text:p>Sun DriedTom BIG 2900g/4</text:p>
          </table:table-cell>
          <table:table-cell office:value-type="string">
            <text:p>Stock item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CON01924</text:p>
          </table:table-cell>
          <table:table-cell office:value-type="string">
            <text:p>Olive CilentaneMaida2900g/4</text:p>
          </table:table-cell>
          <table:table-cell office:value-type="string">
            <text:p>Stock item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1">
          <table:table-cell office:value-type="string">
            <text:p>CON02001</text:p>
          </table:table-cell>
          <table:table-cell office:value-type="string">
            <text:p>Salted Capers Jar 90g / 24</text:p>
          </table:table-cell>
          <table:table-cell office:value-type="string">
            <text:p>Stock item</text:p>
          </table:table-cell>
          <table:table-cell office:value-type="float" office:value="142">
            <text:p>142</text:p>
          </table:table-cell>
          <table:table-cell office:value-type="float" office:value="14">
            <text:p>14</text:p>
          </table:table-cell>
          <table:table-cell office:value-type="float" office:value="128">
            <text:p>128</text:p>
          </table:table-cell>
          <table:table-cell table:number-columns-repeated="1018"/>
        </table:table-row>
        <table:table-row table:style-name="ro1">
          <table:table-cell office:value-type="string">
            <text:p>CON02401</text:p>
          </table:table-cell>
          <table:table-cell office:value-type="string">
            <text:p>Salted Capers in Bag 500g/10</text:p>
          </table:table-cell>
          <table:table-cell office:value-type="string">
            <text:p>Stock item</text:p>
          </table:table-cell>
          <table:table-cell office:value-type="float" office:value="270">
            <text:p>270</text:p>
          </table:table-cell>
          <table:table-cell office:value-type="float" office:value="166">
            <text:p>166</text:p>
          </table:table-cell>
          <table:table-cell office:value-type="float" office:value="104">
            <text:p>104</text:p>
          </table:table-cell>
          <table:table-cell table:number-columns-repeated="1018"/>
        </table:table-row>
        <table:table-row table:style-name="ro2">
          <table:table-cell office:value-type="string">
            <text:p>CON02405</text:p>
          </table:table-cell>
          <table:table-cell office:value-type="string">
            <text:p>SaltedCaperberriesBag 500g/10</text:p>
          </table:table-cell>
          <table:table-cell office:value-type="string">
            <text:p>Stock item</text:p>
          </table:table-cell>
          <table:table-cell office:value-type="float" office:value="46">
            <text:p>46</text:p>
          </table:table-cell>
          <table:table-cell/>
          <table:table-cell office:value-type="float" office:value="46">
            <text:p>46</text:p>
          </table:table-cell>
          <table:table-cell table:number-columns-repeated="1018"/>
        </table:table-row>
        <table:table-row table:style-name="ro1">
          <table:table-cell office:value-type="string">
            <text:p>CON02501</text:p>
          </table:table-cell>
          <table:table-cell office:value-type="string">
            <text:p>Orange Marmalade by Sicilia/6</text:p>
          </table:table-cell>
          <table:table-cell office:value-type="string">
            <text:p>Stock item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table:number-columns-repeated="1018"/>
        </table:table-row>
        <table:table-row table:style-name="ro2">
          <table:table-cell office:value-type="string">
            <text:p>CON02601</text:p>
          </table:table-cell>
          <table:table-cell office:value-type="string">
            <text:p>Mandarin Marmalade bySicilia/6</text:p>
          </table:table-cell>
          <table:table-cell office:value-type="string">
            <text:p>Stock item</text:p>
          </table:table-cell>
          <table:table-cell office:value-type="float" office:value="23">
            <text:p>23</text:p>
          </table:table-cell>
          <table:table-cell/>
          <table:table-cell office:value-type="float" office:value="23">
            <text:p>23</text:p>
          </table:table-cell>
          <table:table-cell table:number-columns-repeated="1018"/>
        </table:table-row>
        <table:table-row table:style-name="ro1">
          <table:table-cell office:value-type="string">
            <text:p>CON02701</text:p>
          </table:table-cell>
          <table:table-cell office:value-type="string">
            <text:p>Citron Marmalade by Sicilia/6</text:p>
          </table:table-cell>
          <table:table-cell office:value-type="string">
            <text:p>Stock item</text:p>
          </table:table-cell>
          <table:table-cell office:value-type="float" office:value="12">
            <text:p>12</text:p>
          </table:table-cell>
          <table:table-cell/>
          <table:table-cell office:value-type="float" office:value="12">
            <text:p>12</text:p>
          </table:table-cell>
          <table:table-cell table:number-columns-repeated="1018"/>
        </table:table-row>
        <table:table-row table:style-name="ro2">
          <table:table-cell office:value-type="string">
            <text:p>CON02801</text:p>
          </table:table-cell>
          <table:table-cell office:value-type="string">
            <text:p>Bergamot Marmalade bySicilia/6</text:p>
          </table:table-cell>
          <table:table-cell office:value-type="string">
            <text:p>Stock item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CON03101</text:p>
          </table:table-cell>
          <table:table-cell office:value-type="string">
            <text:p>Almonds Nougat Sicilia 200g/10</text:p>
          </table:table-cell>
          <table:table-cell office:value-type="string">
            <text:p>Stock item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table:number-columns-repeated="1018"/>
        </table:table-row>
        <table:table-row table:style-name="ro1">
          <table:table-cell office:value-type="string">
            <text:p>CON03501</text:p>
          </table:table-cell>
          <table:table-cell office:value-type="string">
            <text:p>Pistachio NougatSicilia200g/10</text:p>
          </table:table-cell>
          <table:table-cell office:value-type="string">
            <text:p>Stock item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number-columns-repeated="1018"/>
        </table:table-row>
        <table:table-row table:style-name="ro1">
          <table:table-cell office:value-type="string">
            <text:p>CON03502</text:p>
          </table:table-cell>
          <table:table-cell office:value-type="string">
            <text:p>Pistachio 250gr</text:p>
          </table:table-cell>
          <table:table-cell office:value-type="string">
            <text:p>Stock item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1018"/>
        </table:table-row>
        <table:table-row table:style-name="ro1">
          <table:table-cell office:value-type="string">
            <text:p>CON03503</text:p>
          </table:table-cell>
          <table:table-cell office:value-type="string">
            <text:p>Almonds Peeled 250gr /20</text:p>
          </table:table-cell>
          <table:table-cell office:value-type="string">
            <text:p>Stock item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string">
            <text:p>CON03505</text:p>
          </table:table-cell>
          <table:table-cell office:value-type="string">
            <text:p>Almonds Unpeeled 250gr/20</text:p>
          </table:table-cell>
          <table:table-cell office:value-type="string">
            <text:p>Stock item</text:p>
          </table:table-cell>
          <table:table-cell office:value-type="float" office:value="41">
            <text:p>41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number-columns-repeated="1018"/>
        </table:table-row>
        <table:table-row table:style-name="ro1">
          <table:table-cell office:value-type="string">
            <text:p>CON03506</text:p>
          </table:table-cell>
          <table:table-cell office:value-type="string">
            <text:p>Almonds Unpeeled 1kg/10</text:p>
          </table:table-cell>
          <table:table-cell office:value-type="string">
            <text:p>Stock item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CON03507</text:p>
          </table:table-cell>
          <table:table-cell office:value-type="string">
            <text:p>Almonds Peeled BIG 1Kg/10</text:p>
          </table:table-cell>
          <table:table-cell office:value-type="string">
            <text:p>Stock item</text:p>
          </table:table-cell>
          <table:table-cell office:value-type="float" office:value="66">
            <text:p>66</text:p>
          </table:table-cell>
          <table:table-cell office:value-type="float" office:value="51">
            <text:p>51</text:p>
          </table:table-cell>
          <table:table-cell office:value-type="float" office:value="15">
            <text:p>15</text:p>
          </table:table-cell>
          <table:table-cell table:number-columns-repeated="1018"/>
        </table:table-row>
        <table:table-row table:style-name="ro1">
          <table:table-cell office:value-type="string">
            <text:p>CON03600</text:p>
          </table:table-cell>
          <table:table-cell office:value-type="string">
            <text:p>pine nuts 50gr</text:p>
          </table:table-cell>
          <table:table-cell office:value-type="string">
            <text:p>Stock item</text:p>
          </table:table-cell>
          <table:table-cell table:number-columns-repeated="1021"/>
        </table:table-row>
        <table:table-row table:style-name="ro1">
          <table:table-cell office:value-type="string">
            <text:p>CON03901</text:p>
          </table:table-cell>
          <table:table-cell office:value-type="string">
            <text:p>Pink Grapefruit by Sicilia/6</text:p>
          </table:table-cell>
          <table:table-cell office:value-type="string">
            <text:p>Stock item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1018"/>
        </table:table-row>
        <table:table-row table:style-name="ro2">
          <table:table-cell office:value-type="string">
            <text:p>CON04101</text:p>
          </table:table-cell>
          <table:table-cell office:value-type="string">
            <text:p>Apricot Extra Jam bySicil/6</text:p>
          </table:table-cell>
          <table:table-cell office:value-type="string">
            <text:p>Stock item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CON08396</text:p>
          </table:table-cell>
          <table:table-cell office:value-type="string">
            <text:p>Yellow Piennolo 1kg/6</text:p>
          </table:table-cell>
          <table:table-cell office:value-type="string">
            <text:p>Stock item</text:p>
          </table:table-cell>
          <table:table-cell office:value-type="float" office:value="730">
            <text:p>730</text:p>
          </table:table-cell>
          <table:table-cell office:value-type="float" office:value="93">
            <text:p>93</text:p>
          </table:table-cell>
          <table:table-cell office:value-type="float" office:value="636">
            <text:p>636</text:p>
          </table:table-cell>
          <table:table-cell table:number-columns-repeated="1018"/>
        </table:table-row>
        <table:table-row table:style-name="ro2">
          <table:table-cell office:value-type="string">
            <text:p>CON08397</text:p>
          </table:table-cell>
          <table:table-cell office:value-type="string">
            <text:p>Yellow Piennolo 520g/6</text:p>
          </table:table-cell>
          <table:table-cell office:value-type="string">
            <text:p>Stock item</text:p>
          </table:table-cell>
          <table:table-cell office:value-type="float" office:value="377">
            <text:p>377</text:p>
          </table:table-cell>
          <table:table-cell office:value-type="float" office:value="20">
            <text:p>20</text:p>
          </table:table-cell>
          <table:table-cell office:value-type="float" office:value="357">
            <text:p>357</text:p>
          </table:table-cell>
          <table:table-cell table:number-columns-repeated="1018"/>
        </table:table-row>
        <table:table-row table:style-name="ro2">
          <table:table-cell office:value-type="string">
            <text:p>CON08398</text:p>
          </table:table-cell>
          <table:table-cell office:value-type="string">
            <text:p>Piennolo Vine Tomatoes 1kg/6</text:p>
          </table:table-cell>
          <table:table-cell office:value-type="string">
            <text:p>Stock item</text:p>
          </table:table-cell>
          <table:table-cell office:value-type="float" office:value="1133">
            <text:p>1,133</text:p>
          </table:table-cell>
          <table:table-cell office:value-type="float" office:value="435">
            <text:p>435</text:p>
          </table:table-cell>
          <table:table-cell office:value-type="float" office:value="695">
            <text:p>695</text:p>
          </table:table-cell>
          <table:table-cell table:number-columns-repeated="1018"/>
        </table:table-row>
        <table:table-row table:style-name="ro2">
          <table:table-cell office:value-type="string">
            <text:p>CON08399</text:p>
          </table:table-cell>
          <table:table-cell office:value-type="string">
            <text:p>Piennolo Vine Tomatoes 520g/6</text:p>
          </table:table-cell>
          <table:table-cell office:value-type="string">
            <text:p>Stock item</text:p>
          </table:table-cell>
          <table:table-cell office:value-type="float" office:value="744">
            <text:p>744</text:p>
          </table:table-cell>
          <table:table-cell office:value-type="float" office:value="32">
            <text:p>32</text:p>
          </table:table-cell>
          <table:table-cell office:value-type="float" office:value="712">
            <text:p>712</text:p>
          </table:table-cell>
          <table:table-cell table:number-columns-repeated="1018"/>
        </table:table-row>
        <table:table-row table:style-name="ro2">
          <table:table-cell office:value-type="string">
            <text:p>CON08400</text:p>
          </table:table-cell>
          <table:table-cell office:value-type="string">
            <text:p>Apricot Marmalade Barone /12</text:p>
          </table:table-cell>
          <table:table-cell office:value-type="string">
            <text:p>Stock item</text:p>
          </table:table-cell>
          <table:table-cell office:value-type="float" office:value="98">
            <text:p>98</text:p>
          </table:table-cell>
          <table:table-cell office:value-type="float" office:value="5">
            <text:p>5</text:p>
          </table:table-cell>
          <table:table-cell office:value-type="float" office:value="93">
            <text:p>93</text:p>
          </table:table-cell>
          <table:table-cell table:number-columns-repeated="1018"/>
        </table:table-row>
        <table:table-row table:style-name="ro2">
          <table:table-cell office:value-type="string">
            <text:p>CON08500</text:p>
          </table:table-cell>
          <table:table-cell office:value-type="string">
            <text:p>Orange Marmalade Barone/12</text:p>
          </table:table-cell>
          <table:table-cell office:value-type="string">
            <text:p>Stock item</text:p>
          </table:table-cell>
          <table:table-cell office:value-type="float" office:value="631">
            <text:p>631</text:p>
          </table:table-cell>
          <table:table-cell office:value-type="float" office:value="77">
            <text:p>77</text:p>
          </table:table-cell>
          <table:table-cell office:value-type="float" office:value="554">
            <text:p>554</text:p>
          </table:table-cell>
          <table:table-cell table:number-columns-repeated="1018"/>
        </table:table-row>
        <table:table-row table:style-name="ro2">
          <table:table-cell office:value-type="string">
            <text:p>CON08600</text:p>
          </table:table-cell>
          <table:table-cell office:value-type="string">
            <text:p>Pear Jam by Barone/12</text:p>
          </table:table-cell>
          <table:table-cell office:value-type="string">
            <text:p>Stock item</text:p>
          </table:table-cell>
          <table:table-cell table:number-columns-repeated="1021"/>
        </table:table-row>
        <table:table-row table:style-name="ro2">
          <table:table-cell office:value-type="string">
            <text:p>CON09001</text:p>
          </table:table-cell>
          <table:table-cell office:value-type="string">
            <text:p>Stratto Pianogrillo 350g /12</text:p>
          </table:table-cell>
          <table:table-cell office:value-type="string">
            <text:p>Stock item</text:p>
          </table:table-cell>
          <table:table-cell office:value-type="float" office:value="35">
            <text:p>35</text:p>
          </table:table-cell>
          <table:table-cell office:value-type="float" office:value="117">
            <text:p>117</text:p>
          </table:table-cell>
          <table:table-cell office:value-type="float" office:value="278">
            <text:p>278</text:p>
          </table:table-cell>
          <table:table-cell table:number-columns-repeated="1018"/>
        </table:table-row>
        <table:table-row table:style-name="ro2">
          <table:table-cell office:value-type="string">
            <text:p>CON09002</text:p>
          </table:table-cell>
          <table:table-cell office:value-type="string">
            <text:p>Salsa Pianogrillo 330g/12</text:p>
          </table:table-cell>
          <table:table-cell office:value-type="string">
            <text:p>Stock item</text:p>
          </table:table-cell>
          <table:table-cell office:value-type="float" office:value="4770">
            <text:p>4,770</text:p>
          </table:table-cell>
          <table:table-cell office:value-type="float" office:value="80">
            <text:p>80</text:p>
          </table:table-cell>
          <table:table-cell office:value-type="float" office:value="4690">
            <text:p>4,690</text:p>
          </table:table-cell>
          <table:table-cell table:number-columns-repeated="1018"/>
        </table:table-row>
        <table:table-row table:style-name="ro1">
          <table:table-cell office:value-type="string">
            <text:p>CON09070</text:p>
          </table:table-cell>
          <table:table-cell office:value-type="string">
            <text:p>Dry Porcini- bag <text:s/>50g</text:p>
          </table:table-cell>
          <table:table-cell office:value-type="string">
            <text:p>Stock item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table:number-columns-repeated="1018"/>
        </table:table-row>
        <table:table-row table:style-name="ro1">
          <table:table-cell office:value-type="string">
            <text:p>CON09073</text:p>
          </table:table-cell>
          <table:table-cell office:value-type="string">
            <text:p>Dry Porcini - bag 500g</text:p>
          </table:table-cell>
          <table:table-cell office:value-type="string">
            <text:p>Stock item</text:p>
          </table:table-cell>
          <table:table-cell office:value-type="float" office:value="55">
            <text:p>55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table:number-columns-repeated="1018"/>
        </table:table-row>
        <table:table-row table:style-name="ro1">
          <table:table-cell office:value-type="string">
            <text:p>CON09100</text:p>
          </table:table-cell>
          <table:table-cell office:value-type="string">
            <text:p>Green Olives Frat 580ml/12</text:p>
          </table:table-cell>
          <table:table-cell office:value-type="string">
            <text:p>Stock item</text:p>
          </table:table-cell>
          <table:table-cell office:value-type="float" office:value="189">
            <text:p>189</text:p>
          </table:table-cell>
          <table:table-cell office:value-type="float" office:value="17">
            <text:p>17</text:p>
          </table:table-cell>
          <table:table-cell office:value-type="float" office:value="172">
            <text:p>172</text:p>
          </table:table-cell>
          <table:table-cell table:number-columns-repeated="1018"/>
        </table:table-row>
        <table:table-row table:style-name="ro1">
          <table:table-cell office:value-type="string">
            <text:p>CON09101</text:p>
          </table:table-cell>
          <table:table-cell office:value-type="string">
            <text:p>Green Olives Frat 1700ml/4</text:p>
          </table:table-cell>
          <table:table-cell office:value-type="string">
            <text:p>Stock item</text:p>
          </table:table-cell>
          <table:table-cell office:value-type="float" office:value="82">
            <text:p>82</text:p>
          </table:table-cell>
          <table:table-cell office:value-type="float" office:value="3">
            <text:p>3</text:p>
          </table:table-cell>
          <table:table-cell office:value-type="float" office:value="79">
            <text:p>79</text:p>
          </table:table-cell>
          <table:table-cell table:number-columns-repeated="1018"/>
        </table:table-row>
        <table:table-row table:style-name="ro2">
          <table:table-cell office:value-type="string">
            <text:p>CON09102</text:p>
          </table:table-cell>
          <table:table-cell office:value-type="string">
            <text:p>Green Olives Frate 4700ml/2</text:p>
          </table:table-cell>
          <table:table-cell office:value-type="string">
            <text:p>Stock item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1018"/>
        </table:table-row>
        <table:table-row table:style-name="ro2">
          <table:table-cell office:value-type="string">
            <text:p>CON09110</text:p>
          </table:table-cell>
          <table:table-cell office:value-type="string">
            <text:p>Black Olives Frate 580ml/12</text:p>
          </table:table-cell>
          <table:table-cell office:value-type="string">
            <text:p>Stock item</text:p>
          </table:table-cell>
          <table:table-cell office:value-type="float" office:value="187">
            <text:p>187</text:p>
          </table:table-cell>
          <table:table-cell office:value-type="float" office:value="6">
            <text:p>6</text:p>
          </table:table-cell>
          <table:table-cell office:value-type="float" office:value="181">
            <text:p>181</text:p>
          </table:table-cell>
          <table:table-cell table:number-columns-repeated="1018"/>
        </table:table-row>
        <table:table-row table:style-name="ro2">
          <table:table-cell office:value-type="string">
            <text:p>CON09111</text:p>
          </table:table-cell>
          <table:table-cell office:value-type="string">
            <text:p>Black Olives Frate 4700ml/2</text:p>
          </table:table-cell>
          <table:table-cell office:value-type="string">
            <text:p>Stock item</text:p>
          </table:table-cell>
          <table:table-cell/>
          <table:table-cell office:value-type="float" office:value="3">
            <text:p>3</text:p>
          </table:table-cell>
          <table:table-cell office:value-type="float" office:value="-3">
            <text:p>-3</text:p>
          </table:table-cell>
          <table:table-cell table:number-columns-repeated="1018"/>
        </table:table-row>
        <table:table-row table:style-name="ro1">
          <table:table-cell office:value-type="string">
            <text:p>DOL00000</text:p>
          </table:table-cell>
          <table:table-cell office:value-type="string">
            <text:p>Molina Oversize XXL-Milk 250g</text:p>
          </table:table-cell>
          <table:table-cell office:value-type="string">
            <text:p>Stock item</text:p>
          </table:table-cell>
          <table:table-cell office:value-type="float" office:value="68">
            <text:p>68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table:number-columns-repeated="1018"/>
        </table:table-row>
        <table:table-row table:style-name="ro1">
          <table:table-cell office:value-type="string">
            <text:p>DOL00029</text:p>
          </table:table-cell>
          <table:table-cell office:value-type="string">
            <text:p>Molina Oversize XXL-Dark 250g</text:p>
          </table:table-cell>
          <table:table-cell office:value-type="string">
            <text:p>Stock item</text:p>
          </table:table-cell>
          <table:table-cell office:value-type="float" office:value="54">
            <text:p>54</text:p>
          </table:table-cell>
          <table:table-cell office:value-type="float" office:value="14">
            <text:p>14</text:p>
          </table:table-cell>
          <table:table-cell office:value-type="float" office:value="40">
            <text:p>40</text:p>
          </table:table-cell>
          <table:table-cell table:number-columns-repeated="1018"/>
        </table:table-row>
        <table:table-row table:style-name="ro2">
          <table:table-cell office:value-type="string">
            <text:p>DOL00030</text:p>
          </table:table-cell>
          <table:table-cell office:value-type="string">
            <text:p>C-Amaro Origini 60g / 36</text:p>
          </table:table-cell>
          <table:table-cell office:value-type="string">
            <text:p>Stock item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table:number-columns-repeated="1018"/>
        </table:table-row>
        <table:table-row table:style-name="ro2">
          <table:table-cell office:value-type="string">
            <text:p>DOL00031</text:p>
          </table:table-cell>
          <table:table-cell office:value-type="string">
            <text:p>C-Amaro LagodiComoBlu 60g / 12</text:p>
          </table:table-cell>
          <table:table-cell office:value-type="string">
            <text:p>Stock item</text:p>
          </table:table-cell>
          <table:table-cell office:value-type="float" office:value="72">
            <text:p>72</text:p>
          </table:table-cell>
          <table:table-cell office:value-type="float" office:value="9">
            <text:p>9</text:p>
          </table:table-cell>
          <table:table-cell office:value-type="float" office:value="41">
            <text:p>41</text:p>
          </table:table-cell>
          <table:table-cell table:number-columns-repeated="1018"/>
        </table:table-row>
        <table:table-row table:style-name="ro2">
          <table:table-cell office:value-type="string">
            <text:p>DOL00032</text:p>
          </table:table-cell>
          <table:table-cell office:value-type="string">
            <text:p>C-Amaro Choc/HazSpread 280g/12</text:p>
          </table:table-cell>
          <table:table-cell office:value-type="string">
            <text:p>Stock item</text:p>
          </table:table-cell>
          <table:table-cell office:value-type="float" office:value="366">
            <text:p>366</text:p>
          </table:table-cell>
          <table:table-cell office:value-type="float" office:value="33">
            <text:p>33</text:p>
          </table:table-cell>
          <table:table-cell office:value-type="float" office:value="333">
            <text:p>333</text:p>
          </table:table-cell>
          <table:table-cell table:number-columns-repeated="1018"/>
        </table:table-row>
        <table:table-row table:style-name="ro1">
          <table:table-cell office:value-type="string">
            <text:p>DOL00033</text:p>
          </table:table-cell>
          <table:table-cell office:value-type="string">
            <text:p>C-Amaro PistachioSpread280g/12</text:p>
          </table:table-cell>
          <table:table-cell office:value-type="string">
            <text:p>Stock item</text:p>
          </table:table-cell>
          <table:table-cell office:value-type="float" office:value="492">
            <text:p>492</text:p>
          </table:table-cell>
          <table:table-cell office:value-type="float" office:value="92">
            <text:p>92</text:p>
          </table:table-cell>
          <table:table-cell office:value-type="float" office:value="400">
            <text:p>400</text:p>
          </table:table-cell>
          <table:table-cell table:number-columns-repeated="1018"/>
        </table:table-row>
        <table:table-row table:style-name="ro1">
          <table:table-cell office:value-type="string">
            <text:p>DOL00034</text:p>
          </table:table-cell>
          <table:table-cell office:value-type="string">
            <text:p>C-Amaro AlmondSpread 280g / 12</text:p>
          </table:table-cell>
          <table:table-cell office:value-type="string">
            <text:p>Stock item</text:p>
          </table:table-cell>
          <table:table-cell office:value-type="float" office:value="291">
            <text:p>291</text:p>
          </table:table-cell>
          <table:table-cell office:value-type="float" office:value="2">
            <text:p>2</text:p>
          </table:table-cell>
          <table:table-cell office:value-type="float" office:value="289">
            <text:p>289</text:p>
          </table:table-cell>
          <table:table-cell table:number-columns-repeated="1018"/>
        </table:table-row>
        <table:table-row table:style-name="ro2">
          <table:table-cell office:value-type="string">
            <text:p>DOL00204</text:p>
          </table:table-cell>
          <table:table-cell office:value-type="string">
            <text:p>Fagottini - Santomiele 150g</text:p>
          </table:table-cell>
          <table:table-cell office:value-type="string">
            <text:p>Stock item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2">
          <table:table-cell office:value-type="string">
            <text:p>DOL00500</text:p>
          </table:table-cell>
          <table:table-cell office:value-type="string">
            <text:p>Panettone Biasetto 1kg</text:p>
          </table:table-cell>
          <table:table-cell office:value-type="string">
            <text:p>Stock item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DOL00510</text:p>
          </table:table-cell>
          <table:table-cell office:value-type="string">
            <text:p>Pandoro Biasetto 1kg</text:p>
          </table:table-cell>
          <table:table-cell office:value-type="string">
            <text:p>Stock item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DOL00520</text:p>
          </table:table-cell>
          <table:table-cell office:value-type="string">
            <text:p>Colomba Biasetto 750g</text:p>
          </table:table-cell>
          <table:table-cell office:value-type="string">
            <text:p>Stock item</text:p>
          </table:table-cell>
          <table:table-cell/>
          <table:table-cell office:value-type="float" office:value="217">
            <text:p>217</text:p>
          </table:table-cell>
          <table:table-cell office:value-type="float" office:value="-209">
            <text:p>-209</text:p>
          </table:table-cell>
          <table:table-cell table:number-columns-repeated="1018"/>
        </table:table-row>
        <table:table-row table:style-name="ro1">
          <table:table-cell office:value-type="string">
            <text:p>GIF00001</text:p>
          </table:table-cell>
          <table:table-cell office:value-type="string">
            <text:p>CRATE for gifts</text:p>
          </table:table-cell>
          <table:table-cell office:value-type="string">
            <text:p>Stock item</text:p>
          </table:table-cell>
          <table:table-cell office:value-type="float" office:value="-174">
            <text:p>-174</text:p>
          </table:table-cell>
          <table:table-cell/>
          <table:table-cell office:value-type="float" office:value="-174">
            <text:p>-174</text:p>
          </table:table-cell>
          <table:table-cell table:number-columns-repeated="1018"/>
        </table:table-row>
        <table:table-row table:style-name="ro2">
          <table:table-cell office:value-type="string">
            <text:p>GIF00002</text:p>
          </table:table-cell>
          <table:table-cell office:value-type="string">
            <text:p>tutto dolce ita crate</text:p>
          </table:table-cell>
          <table:table-cell office:value-type="string">
            <text:p>Stock item</text:p>
          </table:table-cell>
          <table:table-cell office:value-type="float" office:value="-11">
            <text:p>-11</text:p>
          </table:table-cell>
          <table:table-cell/>
          <table:table-cell office:value-type="float" office:value="-11">
            <text:p>-11</text:p>
          </table:table-cell>
          <table:table-cell table:number-columns-repeated="1018"/>
        </table:table-row>
        <table:table-row table:style-name="ro1">
          <table:table-cell office:value-type="string">
            <text:p>GIF00003</text:p>
          </table:table-cell>
          <table:table-cell office:value-type="string">
            <text:p>Pasta Perfect</text:p>
          </table:table-cell>
          <table:table-cell office:value-type="string">
            <text:p>Stock item</text:p>
          </table:table-cell>
          <table:table-cell office:value-type="float" office:value="-17">
            <text:p>-17</text:p>
          </table:table-cell>
          <table:table-cell/>
          <table:table-cell office:value-type="float" office:value="-17">
            <text:p>-17</text:p>
          </table:table-cell>
          <table:table-cell table:number-columns-repeated="1018"/>
        </table:table-row>
        <table:table-row table:style-name="ro1">
          <table:table-cell office:value-type="string">
            <text:p>GIF00004</text:p>
          </table:table-cell>
          <table:table-cell office:value-type="string">
            <text:p>Marcella Wood Crate</text:p>
          </table:table-cell>
          <table:table-cell office:value-type="string">
            <text:p>Stock item</text:p>
          </table:table-cell>
          <table:table-cell office:value-type="float" office:value="-26">
            <text:p>-26</text:p>
          </table:table-cell>
          <table:table-cell/>
          <table:table-cell office:value-type="float" office:value="-26">
            <text:p>-26</text:p>
          </table:table-cell>
          <table:table-cell table:number-columns-repeated="1018"/>
        </table:table-row>
        <table:table-row table:style-name="ro1">
          <table:table-cell office:value-type="string">
            <text:p>GIF00005</text:p>
          </table:table-cell>
          <table:table-cell office:value-type="string">
            <text:p>Signature</text:p>
          </table:table-cell>
          <table:table-cell office:value-type="string">
            <text:p>Stock item</text:p>
          </table:table-cell>
          <table:table-cell office:value-type="float" office:value="-9">
            <text:p>-9</text:p>
          </table:table-cell>
          <table:table-cell/>
          <table:table-cell office:value-type="float" office:value="-9">
            <text:p>-9</text:p>
          </table:table-cell>
          <table:table-cell table:number-columns-repeated="1018"/>
        </table:table-row>
        <table:table-row table:style-name="ro1">
          <table:table-cell office:value-type="string">
            <text:p>GIF00006</text:p>
          </table:table-cell>
          <table:table-cell office:value-type="string">
            <text:p>Viva Italia</text:p>
          </table:table-cell>
          <table:table-cell office:value-type="string">
            <text:p>Stock item</text:p>
          </table:table-cell>
          <table:table-cell office:value-type="float" office:value="-37">
            <text:p>-37</text:p>
          </table:table-cell>
          <table:table-cell/>
          <table:table-cell office:value-type="float" office:value="-37">
            <text:p>-37</text:p>
          </table:table-cell>
          <table:table-cell table:number-columns-repeated="1018"/>
        </table:table-row>
        <table:table-row table:style-name="ro2">
          <table:table-cell office:value-type="string">
            <text:p>GIF0001</text:p>
          </table:table-cell>
          <table:table-cell office:value-type="string">
            <text:p>Tutto Nuovo</text:p>
          </table:table-cell>
          <table:table-cell office:value-type="string">
            <text:p>Stock item</text:p>
          </table:table-cell>
          <table:table-cell table:number-columns-repeated="1021"/>
        </table:table-row>
        <table:table-row table:style-name="ro2">
          <table:table-cell office:value-type="string">
            <text:p>GIF00012</text:p>
          </table:table-cell>
          <table:table-cell office:value-type="string">
            <text:p>Katie Parla</text:p>
          </table:table-cell>
          <table:table-cell office:value-type="string">
            <text:p>Stock item</text:p>
          </table:table-cell>
          <table:table-cell office:value-type="float" office:value="-13">
            <text:p>-13</text:p>
          </table:table-cell>
          <table:table-cell/>
          <table:table-cell office:value-type="float" office:value="-13">
            <text:p>-13</text:p>
          </table:table-cell>
          <table:table-cell table:number-columns-repeated="1018"/>
        </table:table-row>
        <table:table-row table:style-name="ro2">
          <table:table-cell office:value-type="string">
            <text:p>GIF0002</text:p>
          </table:table-cell>
          <table:table-cell office:value-type="string">
            <text:p>Aglio Olio</text:p>
          </table:table-cell>
          <table:table-cell office:value-type="string">
            <text:p>Stock item</text:p>
          </table:table-cell>
          <table:table-cell office:value-type="float" office:value="-8">
            <text:p>-8</text:p>
          </table:table-cell>
          <table:table-cell/>
          <table:table-cell office:value-type="float" office:value="-8">
            <text:p>-8</text:p>
          </table:table-cell>
          <table:table-cell table:number-columns-repeated="1018"/>
        </table:table-row>
        <table:table-row table:style-name="ro1">
          <table:table-cell office:value-type="string">
            <text:p>GIF00021</text:p>
          </table:table-cell>
          <table:table-cell office:value-type="string">
            <text:p>Beth and Mitch Crate $500</text:p>
          </table:table-cell>
          <table:table-cell office:value-type="string">
            <text:p>Stock item</text:p>
          </table:table-cell>
          <table:table-cell table:number-columns-repeated="1021"/>
        </table:table-row>
        <table:table-row table:style-name="ro1">
          <table:table-cell office:value-type="string">
            <text:p>GIF00025</text:p>
          </table:table-cell>
          <table:table-cell office:value-type="string">
            <text:p>Beth and Mitch Crate $200</text:p>
          </table:table-cell>
          <table:table-cell office:value-type="string">
            <text:p>Stock item</text:p>
          </table:table-cell>
          <table:table-cell table:number-columns-repeated="1021"/>
        </table:table-row>
        <table:table-row table:style-name="ro2">
          <table:table-cell office:value-type="string">
            <text:p>GIF00026</text:p>
          </table:table-cell>
          <table:table-cell office:value-type="string">
            <text:p>Bel Paese ItalyMag</text:p>
          </table:table-cell>
          <table:table-cell office:value-type="string">
            <text:p>Stock item</text:p>
          </table:table-cell>
          <table:table-cell office:value-type="float" office:value="-5">
            <text:p>-5</text:p>
          </table:table-cell>
          <table:table-cell/>
          <table:table-cell office:value-type="float" office:value="-5">
            <text:p>-5</text:p>
          </table:table-cell>
          <table:table-cell table:number-columns-repeated="1018"/>
        </table:table-row>
        <table:table-row table:style-name="ro2">
          <table:table-cell office:value-type="string">
            <text:p>GIF00028</text:p>
          </table:table-cell>
          <table:table-cell office:value-type="string">
            <text:p>Italia in Cucina ItalyMag</text:p>
          </table:table-cell>
          <table:table-cell office:value-type="string">
            <text:p>Stock item</text:p>
          </table:table-cell>
          <table:table-cell office:value-type="float" office:value="-6">
            <text:p>-6</text:p>
          </table:table-cell>
          <table:table-cell/>
          <table:table-cell office:value-type="float" office:value="-6">
            <text:p>-6</text:p>
          </table:table-cell>
          <table:table-cell table:number-columns-repeated="1018"/>
        </table:table-row>
        <table:table-row table:style-name="ro1">
          <table:table-cell office:value-type="string">
            <text:p>GIF0003</text:p>
          </table:table-cell>
          <table:table-cell office:value-type="string">
            <text:p>La Dolce Vita ItalyMag</text:p>
          </table:table-cell>
          <table:table-cell office:value-type="string">
            <text:p>Stock item</text:p>
          </table:table-cell>
          <table:table-cell office:value-type="float" office:value="-1">
            <text:p>-1</text:p>
          </table:table-cell>
          <table:table-cell/>
          <table:table-cell office:value-type="float" office:value="-1">
            <text:p>-1</text:p>
          </table:table-cell>
          <table:table-cell table:number-columns-repeated="1018"/>
        </table:table-row>
        <table:table-row table:style-name="ro2">
          <table:table-cell office:value-type="string">
            <text:p>GIF00030</text:p>
          </table:table-cell>
          <table:table-cell office:value-type="string">
            <text:p>Pasta al Pomodoro</text:p>
          </table:table-cell>
          <table:table-cell office:value-type="string">
            <text:p>Stock item</text:p>
          </table:table-cell>
          <table:table-cell office:value-type="float" office:value="-31">
            <text:p>-31</text:p>
          </table:table-cell>
          <table:table-cell/>
          <table:table-cell office:value-type="float" office:value="-31">
            <text:p>-31</text:p>
          </table:table-cell>
          <table:table-cell table:number-columns-repeated="1018"/>
        </table:table-row>
        <table:table-row table:style-name="ro1">
          <table:table-cell office:value-type="string">
            <text:p>GIF00045</text:p>
          </table:table-cell>
          <table:table-cell office:value-type="string">
            <text:p>Pasta al Pesto</text:p>
          </table:table-cell>
          <table:table-cell office:value-type="string">
            <text:p>Stock item</text:p>
          </table:table-cell>
          <table:table-cell office:value-type="float" office:value="-21">
            <text:p>-21</text:p>
          </table:table-cell>
          <table:table-cell/>
          <table:table-cell office:value-type="float" office:value="-21">
            <text:p>-21</text:p>
          </table:table-cell>
          <table:table-cell table:number-columns-repeated="1018"/>
        </table:table-row>
        <table:table-row table:style-name="ro2">
          <table:table-cell office:value-type="string">
            <text:p>GIF00049</text:p>
          </table:table-cell>
          <table:table-cell office:value-type="string">
            <text:p>Anno Nuovo</text:p>
          </table:table-cell>
          <table:table-cell office:value-type="string">
            <text:p>Stock item</text:p>
          </table:table-cell>
          <table:table-cell office:value-type="float" office:value="-5">
            <text:p>-5</text:p>
          </table:table-cell>
          <table:table-cell/>
          <table:table-cell office:value-type="float" office:value="-5">
            <text:p>-5</text:p>
          </table:table-cell>
          <table:table-cell table:number-columns-repeated="1018"/>
        </table:table-row>
        <table:table-row table:style-name="ro1">
          <table:table-cell office:value-type="string">
            <text:p>GIF0006</text:p>
          </table:table-cell>
          <table:table-cell office:value-type="string">
            <text:p>Umbria Box</text:p>
          </table:table-cell>
          <table:table-cell office:value-type="string">
            <text:p>Stock item</text:p>
          </table:table-cell>
          <table:table-cell office:value-type="float" office:value="-6">
            <text:p>-6</text:p>
          </table:table-cell>
          <table:table-cell/>
          <table:table-cell office:value-type="float" office:value="-6">
            <text:p>-6</text:p>
          </table:table-cell>
          <table:table-cell table:number-columns-repeated="1018"/>
        </table:table-row>
        <table:table-row table:style-name="ro2">
          <table:table-cell office:value-type="string">
            <text:p>GIF10046</text:p>
          </table:table-cell>
          <table:table-cell office:value-type="string">
            <text:p>Spaghetti Colatura</text:p>
          </table:table-cell>
          <table:table-cell office:value-type="string">
            <text:p>Stock item</text:p>
          </table:table-cell>
          <table:table-cell office:value-type="float" office:value="-10">
            <text:p>-10</text:p>
          </table:table-cell>
          <table:table-cell/>
          <table:table-cell office:value-type="float" office:value="-10">
            <text:p>-10</text:p>
          </table:table-cell>
          <table:table-cell table:number-columns-repeated="1018"/>
        </table:table-row>
        <table:table-row table:style-name="ro2">
          <table:table-cell office:value-type="string">
            <text:p>GIF20010</text:p>
          </table:table-cell>
          <table:table-cell office:value-type="string">
            <text:p>Grande Gastronomia</text:p>
          </table:table-cell>
          <table:table-cell office:value-type="string">
            <text:p>Stock item</text:p>
          </table:table-cell>
          <table:table-cell office:value-type="float" office:value="-10">
            <text:p>-10</text:p>
          </table:table-cell>
          <table:table-cell/>
          <table:table-cell office:value-type="float" office:value="-10">
            <text:p>-10</text:p>
          </table:table-cell>
          <table:table-cell table:number-columns-repeated="1018"/>
        </table:table-row>
        <table:table-row table:style-name="ro2">
          <table:table-cell office:value-type="string">
            <text:p>GIF20091A</text:p>
          </table:table-cell>
          <table:table-cell office:value-type="string">
            <text:p>Party in Cucina</text:p>
          </table:table-cell>
          <table:table-cell office:value-type="string">
            <text:p>Stock item</text:p>
          </table:table-cell>
          <table:table-cell table:number-columns-repeated="1021"/>
        </table:table-row>
        <table:table-row table:style-name="ro2">
          <table:table-cell office:value-type="string">
            <text:p>GIF20091B</text:p>
          </table:table-cell>
          <table:table-cell office:value-type="string">
            <text:p>Party In Cucina cardboard</text:p>
          </table:table-cell>
          <table:table-cell office:value-type="string">
            <text:p>Stock item</text:p>
          </table:table-cell>
          <table:table-cell table:number-columns-repeated="1021"/>
        </table:table-row>
        <table:table-row table:style-name="ro2">
          <table:table-cell office:value-type="string">
            <text:p>GIF20092A</text:p>
          </table:table-cell>
          <table:table-cell office:value-type="string">
            <text:p>Festeggiamo!</text:p>
          </table:table-cell>
          <table:table-cell office:value-type="string">
            <text:p>Stock item</text:p>
          </table:table-cell>
          <table:table-cell table:number-columns-repeated="1021"/>
        </table:table-row>
        <table:table-row table:style-name="ro2">
          <table:table-cell office:value-type="string">
            <text:p>GIF20092B</text:p>
          </table:table-cell>
          <table:table-cell office:value-type="string">
            <text:p>Festeggiamo! cardboard</text:p>
          </table:table-cell>
          <table:table-cell office:value-type="string">
            <text:p>Stock item</text:p>
          </table:table-cell>
          <table:table-cell table:number-columns-repeated="1021"/>
        </table:table-row>
        <table:table-row table:style-name="ro2">
          <table:table-cell office:value-type="string">
            <text:p>GIF20093B</text:p>
          </table:table-cell>
          <table:table-cell office:value-type="string">
            <text:p>Cena A Casa cardboard</text:p>
          </table:table-cell>
          <table:table-cell office:value-type="string">
            <text:p>Stock item</text:p>
          </table:table-cell>
          <table:table-cell table:number-columns-repeated="1021"/>
        </table:table-row>
        <table:table-row table:style-name="ro2">
          <table:table-cell office:value-type="string">
            <text:p>GIF20095A</text:p>
          </table:table-cell>
          <table:table-cell office:value-type="string">
            <text:p>Dolci di Natale</text:p>
          </table:table-cell>
          <table:table-cell office:value-type="string">
            <text:p>Stock item</text:p>
          </table:table-cell>
          <table:table-cell table:number-columns-repeated="1021"/>
        </table:table-row>
        <table:table-row table:style-name="ro2">
          <table:table-cell office:value-type="string">
            <text:p>GIF20095B</text:p>
          </table:table-cell>
          <table:table-cell office:value-type="string">
            <text:p>Dolci di Natale cardboard</text:p>
          </table:table-cell>
          <table:table-cell office:value-type="string">
            <text:p>Stock item</text:p>
          </table:table-cell>
          <table:table-cell table:number-columns-repeated="1021"/>
        </table:table-row>
        <table:table-row table:style-name="ro2">
          <table:table-cell office:value-type="string">
            <text:p>gif20096A</text:p>
          </table:table-cell>
          <table:table-cell office:value-type="string">
            <text:p>antpasto $100</text:p>
          </table:table-cell>
          <table:table-cell office:value-type="string">
            <text:p>Stock item</text:p>
          </table:table-cell>
          <table:table-cell table:number-columns-repeated="1021"/>
        </table:table-row>
        <table:table-row table:style-name="ro1">
          <table:table-cell office:value-type="string">
            <text:p>GIF20096B</text:p>
          </table:table-cell>
          <table:table-cell office:value-type="string">
            <text:p>Antipasto $80 cardboard</text:p>
          </table:table-cell>
          <table:table-cell office:value-type="string">
            <text:p>Stock item</text:p>
          </table:table-cell>
          <table:table-cell table:number-columns-repeated="1021"/>
        </table:table-row>
        <table:table-row table:style-name="ro2">
          <table:table-cell office:value-type="string">
            <text:p>gif20111A</text:p>
          </table:table-cell>
          <table:table-cell office:value-type="string">
            <text:p>O' Sole Mio</text:p>
          </table:table-cell>
          <table:table-cell office:value-type="string">
            <text:p>Stock item</text:p>
          </table:table-cell>
          <table:table-cell table:number-columns-repeated="1021"/>
        </table:table-row>
        <table:table-row table:style-name="ro2">
          <table:table-cell office:value-type="string">
            <text:p>gif20111B</text:p>
          </table:table-cell>
          <table:table-cell office:value-type="string">
            <text:p>O' Sole Mio cardboard</text:p>
          </table:table-cell>
          <table:table-cell office:value-type="string">
            <text:p>Stock item</text:p>
          </table:table-cell>
          <table:table-cell office:value-type="float" office:value="-3">
            <text:p>-3</text:p>
          </table:table-cell>
          <table:table-cell/>
          <table:table-cell office:value-type="float" office:value="-3">
            <text:p>-3</text:p>
          </table:table-cell>
          <table:table-cell table:number-columns-repeated="1018"/>
        </table:table-row>
        <table:table-row table:style-name="ro2">
          <table:table-cell office:value-type="string">
            <text:p>GIFC0002</text:p>
          </table:table-cell>
          <table:table-cell office:value-type="string">
            <text:p>Risotto ai Funghi</text:p>
          </table:table-cell>
          <table:table-cell office:value-type="string">
            <text:p>Stock item</text:p>
          </table:table-cell>
          <table:table-cell office:value-type="float" office:value="-18">
            <text:p>-18</text:p>
          </table:table-cell>
          <table:table-cell/>
          <table:table-cell office:value-type="float" office:value="-18">
            <text:p>-18</text:p>
          </table:table-cell>
          <table:table-cell table:number-columns-repeated="1018"/>
        </table:table-row>
        <table:table-row table:style-name="ro2">
          <table:table-cell office:value-type="string">
            <text:p>GIFC0003</text:p>
          </table:table-cell>
          <table:table-cell office:value-type="string">
            <text:p>O Sole Mio</text:p>
          </table:table-cell>
          <table:table-cell office:value-type="string">
            <text:p>Stock item</text:p>
          </table:table-cell>
          <table:table-cell office:value-type="float" office:value="-22">
            <text:p>-22</text:p>
          </table:table-cell>
          <table:table-cell/>
          <table:table-cell office:value-type="float" office:value="-22">
            <text:p>-22</text:p>
          </table:table-cell>
          <table:table-cell table:number-columns-repeated="1018"/>
        </table:table-row>
        <table:table-row table:style-name="ro1">
          <table:table-cell office:value-type="string">
            <text:p>GIFW0001</text:p>
          </table:table-cell>
          <table:table-cell office:value-type="string">
            <text:p>Antipasto</text:p>
          </table:table-cell>
          <table:table-cell office:value-type="string">
            <text:p>Stock item</text:p>
          </table:table-cell>
          <table:table-cell office:value-type="float" office:value="-31">
            <text:p>-31</text:p>
          </table:table-cell>
          <table:table-cell/>
          <table:table-cell office:value-type="float" office:value="-31">
            <text:p>-31</text:p>
          </table:table-cell>
          <table:table-cell table:number-columns-repeated="1018"/>
        </table:table-row>
        <table:table-row table:style-name="ro2">
          <table:table-cell office:value-type="string">
            <text:p>GIFW0002</text:p>
          </table:table-cell>
          <table:table-cell office:value-type="string">
            <text:p>Cena A Casa</text:p>
          </table:table-cell>
          <table:table-cell office:value-type="string">
            <text:p>Stock item</text:p>
          </table:table-cell>
          <table:table-cell office:value-type="float" office:value="-20">
            <text:p>-20</text:p>
          </table:table-cell>
          <table:table-cell office:value-type="float" office:value="1">
            <text:p>1</text:p>
          </table:table-cell>
          <table:table-cell office:value-type="float" office:value="-21">
            <text:p>-21</text:p>
          </table:table-cell>
          <table:table-cell table:number-columns-repeated="1018"/>
        </table:table-row>
        <table:table-row table:style-name="ro2">
          <table:table-cell office:value-type="string">
            <text:p>GIFW0003</text:p>
          </table:table-cell>
          <table:table-cell office:value-type="string">
            <text:p>Party In Cucina</text:p>
          </table:table-cell>
          <table:table-cell office:value-type="string">
            <text:p>Stock item</text:p>
          </table:table-cell>
          <table:table-cell office:value-type="float" office:value="-83">
            <text:p>-83</text:p>
          </table:table-cell>
          <table:table-cell/>
          <table:table-cell office:value-type="float" office:value="-83">
            <text:p>-83</text:p>
          </table:table-cell>
          <table:table-cell table:number-columns-repeated="1018"/>
        </table:table-row>
        <table:table-row table:style-name="ro2">
          <table:table-cell office:value-type="string">
            <text:p>MIE01301</text:p>
          </table:table-cell>
          <table:table-cell office:value-type="string">
            <text:p>Millefiori Honey Liccu 200g/12</text:p>
          </table:table-cell>
          <table:table-cell office:value-type="string">
            <text:p>Stock item</text:p>
          </table:table-cell>
          <table:table-cell office:value-type="float" office:value="61">
            <text:p>61</text:p>
          </table:table-cell>
          <table:table-cell office:value-type="float" office:value="3">
            <text:p>3</text:p>
          </table:table-cell>
          <table:table-cell office:value-type="float" office:value="58">
            <text:p>58</text:p>
          </table:table-cell>
          <table:table-cell table:number-columns-repeated="1018"/>
        </table:table-row>
        <table:table-row table:style-name="ro2">
          <table:table-cell office:value-type="string">
            <text:p>MIE01401</text:p>
          </table:table-cell>
          <table:table-cell office:value-type="string">
            <text:p>Asphodel Honey Liccu 200g/12</text:p>
          </table:table-cell>
          <table:table-cell office:value-type="string">
            <text:p>Stock item</text:p>
          </table:table-cell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table:number-columns-repeated="1018"/>
        </table:table-row>
        <table:table-row table:style-name="ro2">
          <table:table-cell office:value-type="string">
            <text:p>MIE01501</text:p>
          </table:table-cell>
          <table:table-cell office:value-type="string">
            <text:p>Eucalyptus Honey Liccu 200g/12</text:p>
          </table:table-cell>
          <table:table-cell office:value-type="string">
            <text:p>Stock item</text:p>
          </table:table-cell>
          <table:table-cell office:value-type="float" office:value="89">
            <text:p>89</text:p>
          </table:table-cell>
          <table:table-cell office:value-type="float" office:value="3">
            <text:p>3</text:p>
          </table:table-cell>
          <table:table-cell office:value-type="float" office:value="86">
            <text:p>86</text:p>
          </table:table-cell>
          <table:table-cell table:number-columns-repeated="1018"/>
        </table:table-row>
        <table:table-row table:style-name="ro2">
          <table:table-cell office:value-type="string">
            <text:p>MIE01601</text:p>
          </table:table-cell>
          <table:table-cell office:value-type="string">
            <text:p>Corbezzolo Honey Liccu 200g/12</text:p>
          </table:table-cell>
          <table:table-cell office:value-type="string">
            <text:p>Stock item</text:p>
          </table:table-cell>
          <table:table-cell office:value-type="float" office:value="87">
            <text:p>87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table:number-columns-repeated="1018"/>
        </table:table-row>
        <table:table-row table:style-name="ro2">
          <table:table-cell office:value-type="string">
            <text:p>MIE01602</text:p>
          </table:table-cell>
          <table:table-cell office:value-type="string">
            <text:p>Cardo Honey Liccu 200g/12</text:p>
          </table:table-cell>
          <table:table-cell office:value-type="string">
            <text:p>Stock item</text:p>
          </table:table-cell>
          <table:table-cell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table:number-columns-repeated="1018"/>
        </table:table-row>
        <table:table-row table:style-name="ro2">
          <table:table-cell office:value-type="string">
            <text:p>OLI00131</text:p>
          </table:table-cell>
          <table:table-cell office:value-type="string">
            <text:p>Pianogrillo .5l / 6</text:p>
          </table:table-cell>
          <table:table-cell office:value-type="string">
            <text:p>Stock item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285">
            <text:p>285</text:p>
          </table:table-cell>
          <table:table-cell table:number-columns-repeated="1018"/>
        </table:table-row>
        <table:table-row table:style-name="ro2">
          <table:table-cell office:value-type="string">
            <text:p>OLI00132</text:p>
          </table:table-cell>
          <table:table-cell office:value-type="string">
            <text:p>Pianogrillo - .25 lt tin / 24</text:p>
          </table:table-cell>
          <table:table-cell office:value-type="string">
            <text:p>Stock item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float" office:value="54">
            <text:p>54</text:p>
          </table:table-cell>
          <table:table-cell table:number-columns-repeated="1018"/>
        </table:table-row>
        <table:table-row table:style-name="ro2">
          <table:table-cell office:value-type="string">
            <text:p>OLI00134</text:p>
          </table:table-cell>
          <table:table-cell office:value-type="string">
            <text:p>Piano 5lt Tins for Gustiamo/4</text:p>
          </table:table-cell>
          <table:table-cell office:value-type="string">
            <text:p>Stock item</text:p>
          </table:table-cell>
          <table:table-cell/>
          <table:table-cell office:value-type="float" office:value="271">
            <text:p>271</text:p>
          </table:table-cell>
          <table:table-cell office:value-type="float" office:value="1569">
            <text:p>1,569</text:p>
          </table:table-cell>
          <table:table-cell table:number-columns-repeated="1018"/>
        </table:table-row>
        <table:table-row table:style-name="ro1">
          <table:table-cell office:value-type="string">
            <text:p>OLI00135</text:p>
          </table:table-cell>
          <table:table-cell office:value-type="string">
            <text:p>Piano BYB .75 wine bottle</text:p>
          </table:table-cell>
          <table:table-cell office:value-type="string">
            <text:p>Stock item</text:p>
          </table:table-cell>
          <table:table-cell office:value-type="float" office:value="-13">
            <text:p>-13</text:p>
          </table:table-cell>
          <table:table-cell/>
          <table:table-cell office:value-type="float" office:value="-13">
            <text:p>-13</text:p>
          </table:table-cell>
          <table:table-cell table:number-columns-repeated="1018"/>
        </table:table-row>
        <table:table-row table:style-name="ro2">
          <table:table-cell office:value-type="string">
            <text:p>OLI00212</text:p>
          </table:table-cell>
          <table:table-cell office:value-type="string">
            <text:p>Il Tratturello .75l / 6</text:p>
          </table:table-cell>
          <table:table-cell office:value-type="string">
            <text:p>Stock item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23">
            <text:p>223</text:p>
          </table:table-cell>
          <table:table-cell table:number-columns-repeated="1018"/>
        </table:table-row>
        <table:table-row table:style-name="ro2">
          <table:table-cell office:value-type="string">
            <text:p>OLI00216</text:p>
          </table:table-cell>
          <table:table-cell office:value-type="string">
            <text:p>Il Tratturello 5ltTins for G/4</text:p>
          </table:table-cell>
          <table:table-cell office:value-type="string">
            <text:p>Stock item</text:p>
          </table:table-cell>
          <table:table-cell office:value-type="float" office:value="95">
            <text:p>95</text:p>
          </table:table-cell>
          <table:table-cell office:value-type="float" office:value="88">
            <text:p>88</text:p>
          </table:table-cell>
          <table:table-cell office:value-type="float" office:value="7">
            <text:p>7</text:p>
          </table:table-cell>
          <table:table-cell table:number-columns-repeated="1018"/>
        </table:table-row>
        <table:table-row table:style-name="ro2">
          <table:table-cell office:value-type="string">
            <text:p>OLI00217</text:p>
          </table:table-cell>
          <table:table-cell office:value-type="string">
            <text:p>Il Tratturello BYB .75 winebot</text:p>
          </table:table-cell>
          <table:table-cell office:value-type="string">
            <text:p>Stock item</text:p>
          </table:table-cell>
          <table:table-cell office:value-type="float" office:value="-3">
            <text:p>-3</text:p>
          </table:table-cell>
          <table:table-cell/>
          <table:table-cell office:value-type="float" office:value="-3">
            <text:p>-3</text:p>
          </table:table-cell>
          <table:table-cell table:number-columns-repeated="1018"/>
        </table:table-row>
        <table:table-row table:style-name="ro2">
          <table:table-cell office:value-type="string">
            <text:p>OLI01101</text:p>
          </table:table-cell>
          <table:table-cell office:value-type="string">
            <text:p>Antichi Uliveti - .5lt / 6</text:p>
          </table:table-cell>
          <table:table-cell office:value-type="string">
            <text:p>Stock item</text:p>
          </table:table-cell>
          <table:table-cell office:value-type="float" office:value="43">
            <text:p>43</text:p>
          </table:table-cell>
          <table:table-cell office:value-type="float" office:value="39">
            <text:p>39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2">
          <table:table-cell office:value-type="string">
            <text:p>OLI01102</text:p>
          </table:table-cell>
          <table:table-cell office:value-type="string">
            <text:p>Antichi Uliveti - .25lt / 20</text:p>
          </table:table-cell>
          <table:table-cell office:value-type="string">
            <text:p>Stock item</text:p>
          </table:table-cell>
          <table:table-cell office:value-type="float" office:value="135">
            <text:p>135</text:p>
          </table:table-cell>
          <table:table-cell office:value-type="float" office:value="7">
            <text:p>7</text:p>
          </table:table-cell>
          <table:table-cell office:value-type="float" office:value="128">
            <text:p>128</text:p>
          </table:table-cell>
          <table:table-cell table:number-columns-repeated="1018"/>
        </table:table-row>
        <table:table-row table:style-name="ro2">
          <table:table-cell office:value-type="string">
            <text:p>OLI01550</text:p>
          </table:table-cell>
          <table:table-cell office:value-type="string">
            <text:p>Cru di Cures 500ml/ 6</text:p>
          </table:table-cell>
          <table:table-cell office:value-type="string">
            <text:p>Stock item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296">
            <text:p>296</text:p>
          </table:table-cell>
          <table:table-cell table:number-columns-repeated="1018"/>
        </table:table-row>
        <table:table-row table:style-name="ro2">
          <table:table-cell office:value-type="string">
            <text:p>OLI01553</text:p>
          </table:table-cell>
          <table:table-cell office:value-type="string">
            <text:p>Cru di Cures 5lt tin $16.3/lt</text:p>
          </table:table-cell>
          <table:table-cell office:value-type="string">
            <text:p>Stock item</text:p>
          </table:table-cell>
          <table:table-cell table:number-columns-repeated="2"/>
          <table:table-cell office:value-type="float" office:value="15">
            <text:p>15</text:p>
          </table:table-cell>
          <table:table-cell table:number-columns-repeated="1018"/>
        </table:table-row>
        <table:table-row table:style-name="ro2">
          <table:table-cell office:value-type="string">
            <text:p>OLI01926</text:p>
          </table:table-cell>
          <table:table-cell office:value-type="string">
            <text:p>Vicopisano <text:s/>.5l / 6</text:p>
          </table:table-cell>
          <table:table-cell office:value-type="string">
            <text:p>Stock item</text:p>
          </table:table-cell>
          <table:table-cell office:value-type="float" office:value="80">
            <text:p>80</text:p>
          </table:table-cell>
          <table:table-cell office:value-type="float" office:value="34">
            <text:p>34</text:p>
          </table:table-cell>
          <table:table-cell office:value-type="float" office:value="46">
            <text:p>46</text:p>
          </table:table-cell>
          <table:table-cell table:number-columns-repeated="1018"/>
        </table:table-row>
        <table:table-row table:style-name="ro2">
          <table:table-cell office:value-type="string">
            <text:p>OLI01932</text:p>
          </table:table-cell>
          <table:table-cell office:value-type="string">
            <text:p>Vicopisano 100ml / 12</text:p>
          </table:table-cell>
          <table:table-cell office:value-type="string">
            <text:p>Stock item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1018"/>
        </table:table-row>
        <table:table-row table:style-name="ro2">
          <table:table-cell office:value-type="string">
            <text:p>OLI01935</text:p>
          </table:table-cell>
          <table:table-cell office:value-type="string">
            <text:p>RioGrifone 5lt tin- BIG</text:p>
          </table:table-cell>
          <table:table-cell office:value-type="string">
            <text:p>Stock item</text:p>
          </table:table-cell>
          <table:table-cell table:number-columns-repeated="1021"/>
        </table:table-row>
        <table:table-row table:style-name="ro1">
          <table:table-cell office:value-type="string">
            <text:p>OLI01936</text:p>
          </table:table-cell>
          <table:table-cell office:value-type="string">
            <text:p>Rio Small Bottle .5lt/6</text:p>
          </table:table-cell>
          <table:table-cell office:value-type="string">
            <text:p>Stock item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number-columns-repeated="1018"/>
        </table:table-row>
        <table:table-row table:style-name="ro1">
          <table:table-cell office:value-type="string">
            <text:p>OLI01937</text:p>
          </table:table-cell>
          <table:table-cell office:value-type="string">
            <text:p>RIO GRIFO BYB .75 wine bottle</text:p>
          </table:table-cell>
          <table:table-cell office:value-type="string">
            <text:p>Stock item</text:p>
          </table:table-cell>
          <table:table-cell table:number-columns-repeated="1021"/>
        </table:table-row>
        <table:table-row table:style-name="ro2">
          <table:table-cell office:value-type="string">
            <text:p>OLI08101</text:p>
          </table:table-cell>
          <table:table-cell office:value-type="string">
            <text:p>Benza .5l / 6</text:p>
          </table:table-cell>
          <table:table-cell office:value-type="string">
            <text:p>Stock item</text:p>
          </table:table-cell>
          <table:table-cell office:value-type="float" office:value="166">
            <text:p>166</text:p>
          </table:table-cell>
          <table:table-cell office:value-type="float" office:value="56">
            <text:p>56</text:p>
          </table:table-cell>
          <table:table-cell office:value-type="float" office:value="110">
            <text:p>110</text:p>
          </table:table-cell>
          <table:table-cell table:number-columns-repeated="1018"/>
        </table:table-row>
        <table:table-row table:style-name="ro2">
          <table:table-cell office:value-type="string">
            <text:p>OLI08102</text:p>
          </table:table-cell>
          <table:table-cell office:value-type="string">
            <text:p>Benza - 5lt tin</text:p>
          </table:table-cell>
          <table:table-cell office:value-type="string">
            <text:p>Stock item</text:p>
          </table:table-cell>
          <table:table-cell table:number-columns-repeated="1021"/>
        </table:table-row>
        <table:table-row table:style-name="ro2">
          <table:table-cell office:value-type="string">
            <text:p>OLI08105</text:p>
          </table:table-cell>
          <table:table-cell office:value-type="string">
            <text:p>Benza BYB .75l wine bottle</text:p>
          </table:table-cell>
          <table:table-cell office:value-type="string">
            <text:p>Stock item</text:p>
          </table:table-cell>
          <table:table-cell table:number-columns-repeated="1021"/>
        </table:table-row>
        <table:table-row table:style-name="ro1">
          <table:table-cell office:value-type="string">
            <text:p>PAS00073</text:p>
          </table:table-cell>
          <table:table-cell office:value-type="string">
            <text:p>Maiorca Flour 25kgs</text:p>
          </table:table-cell>
          <table:table-cell office:value-type="string">
            <text:p>Stock item</text:p>
          </table:table-cell>
          <table:table-cell table:number-columns-repeated="1021"/>
        </table:table-row>
        <table:table-row table:style-name="ro1">
          <table:table-cell office:value-type="string">
            <text:p>PAS00074</text:p>
          </table:table-cell>
          <table:table-cell office:value-type="string">
            <text:p>Maiorca Flour 5 KGS</text:p>
          </table:table-cell>
          <table:table-cell office:value-type="string">
            <text:p>Stock item</text:p>
          </table:table-cell>
          <table:table-cell table:number-columns-repeated="1021"/>
        </table:table-row>
        <table:table-row table:style-name="ro1">
          <table:table-cell office:value-type="string">
            <text:p>PAS00075</text:p>
          </table:table-cell>
          <table:table-cell office:value-type="string">
            <text:p>Maiorca Flour 1 kg</text:p>
          </table:table-cell>
          <table:table-cell office:value-type="string">
            <text:p>Stock item</text:p>
          </table:table-cell>
          <table:table-cell/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1018"/>
        </table:table-row>
        <table:table-row table:style-name="ro2">
          <table:table-cell office:value-type="string">
            <text:p>PAS00083</text:p>
          </table:table-cell>
          <table:table-cell office:value-type="string">
            <text:p>Semola Rimacinata Flour 25kg</text:p>
          </table:table-cell>
          <table:table-cell office:value-type="string">
            <text:p>Stock item</text:p>
          </table:table-cell>
          <table:table-cell table:number-columns-repeated="2" office:value-type="float" office:value="13">
            <text:p>13</text:p>
          </table:table-cell>
          <table:table-cell table:number-columns-repeated="1019"/>
        </table:table-row>
        <table:table-row table:style-name="ro2">
          <table:table-cell office:value-type="string">
            <text:p>PAS00084</text:p>
          </table:table-cell>
          <table:table-cell office:value-type="string">
            <text:p>Semola Rimacinata Flour 5kg</text:p>
          </table:table-cell>
          <table:table-cell office:value-type="string">
            <text:p>Stock item</text:p>
          </table:table-cell>
          <table:table-cell office:value-type="float" office:value="56">
            <text:p>56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table:number-columns-repeated="1018"/>
        </table:table-row>
        <table:table-row table:style-name="ro2">
          <table:table-cell office:value-type="string">
            <text:p>PAS00085</text:p>
          </table:table-cell>
          <table:table-cell office:value-type="string">
            <text:p>Semola Rimacinata Flour 1kg</text:p>
          </table:table-cell>
          <table:table-cell office:value-type="string">
            <text:p>Stock item</text:p>
          </table:table-cell>
          <table:table-cell office:value-type="float" office:value="176">
            <text:p>176</text:p>
          </table:table-cell>
          <table:table-cell office:value-type="float" office:value="11">
            <text:p>11</text:p>
          </table:table-cell>
          <table:table-cell office:value-type="float" office:value="165">
            <text:p>165</text:p>
          </table:table-cell>
          <table:table-cell table:number-columns-repeated="1018"/>
        </table:table-row>
        <table:table-row table:style-name="ro2">
          <table:table-cell office:value-type="string">
            <text:p>PAS00086</text:p>
          </table:table-cell>
          <table:table-cell office:value-type="string">
            <text:p>Castelvetrano Flour 25kg</text:p>
          </table:table-cell>
          <table:table-cell office:value-type="string">
            <text:p>Stock item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table:number-columns-repeated="1018"/>
        </table:table-row>
        <table:table-row table:style-name="ro2">
          <table:table-cell office:value-type="string">
            <text:p>PAS00087</text:p>
          </table:table-cell>
          <table:table-cell office:value-type="string">
            <text:p>Castelvetrano Flour 5kg</text:p>
          </table:table-cell>
          <table:table-cell office:value-type="string">
            <text:p>Stock item</text:p>
          </table:table-cell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table:number-columns-repeated="1018"/>
        </table:table-row>
        <table:table-row table:style-name="ro2">
          <table:table-cell office:value-type="string">
            <text:p>PAS00088</text:p>
          </table:table-cell>
          <table:table-cell office:value-type="string">
            <text:p>Castelvetrano Flour 1kg</text:p>
          </table:table-cell>
          <table:table-cell office:value-type="string">
            <text:p>Stock item</text:p>
          </table:table-cell>
          <table:table-cell office:value-type="float" office:value="184">
            <text:p>184</text:p>
          </table:table-cell>
          <table:table-cell office:value-type="float" office:value="15">
            <text:p>15</text:p>
          </table:table-cell>
          <table:table-cell office:value-type="float" office:value="169">
            <text:p>169</text:p>
          </table:table-cell>
          <table:table-cell table:number-columns-repeated="1018"/>
        </table:table-row>
        <table:table-row table:style-name="ro2">
          <table:table-cell office:value-type="string">
            <text:p>PAS00089</text:p>
          </table:table-cell>
          <table:table-cell office:value-type="string">
            <text:p>Busiate 500gr/24</text:p>
          </table:table-cell>
          <table:table-cell office:value-type="string">
            <text:p>Stock item</text:p>
          </table:table-cell>
          <table:table-cell office:value-type="float" office:value="257">
            <text:p>257</text:p>
          </table:table-cell>
          <table:table-cell office:value-type="float" office:value="68">
            <text:p>68</text:p>
          </table:table-cell>
          <table:table-cell office:value-type="float" office:value="189">
            <text:p>189</text:p>
          </table:table-cell>
          <table:table-cell table:number-columns-repeated="1018"/>
        </table:table-row>
        <table:table-row table:style-name="ro2">
          <table:table-cell office:value-type="string">
            <text:p>PAS00090</text:p>
          </table:table-cell>
          <table:table-cell office:value-type="string">
            <text:p>Busiate 250gr/30</text:p>
          </table:table-cell>
          <table:table-cell office:value-type="string">
            <text:p>Stock item</text:p>
          </table:table-cell>
          <table:table-cell office:value-type="float" office:value="106">
            <text:p>106</text:p>
          </table:table-cell>
          <table:table-cell office:value-type="float" office:value="69">
            <text:p>69</text:p>
          </table:table-cell>
          <table:table-cell office:value-type="float" office:value="37">
            <text:p>37</text:p>
          </table:table-cell>
          <table:table-cell table:number-columns-repeated="1018"/>
        </table:table-row>
        <table:table-row table:style-name="ro2">
          <table:table-cell office:value-type="string">
            <text:p>PAS00701</text:p>
          </table:table-cell>
          <table:table-cell office:value-type="string">
            <text:p>Carnaroli Rice Gazzani 1kg/12</text:p>
          </table:table-cell>
          <table:table-cell office:value-type="string">
            <text:p>Stock item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table:number-columns-repeated="1018"/>
        </table:table-row>
        <table:table-row table:style-name="ro2">
          <table:table-cell office:value-type="string">
            <text:p>PAS00801</text:p>
          </table:table-cell>
          <table:table-cell office:value-type="string">
            <text:p>Vialone NanoRiceGazzani 1kg/12</text:p>
          </table:table-cell>
          <table:table-cell office:value-type="string">
            <text:p>Stock item</text:p>
          </table:table-cell>
          <table:table-cell office:value-type="float" office:value="286">
            <text:p>286</text:p>
          </table:table-cell>
          <table:table-cell office:value-type="float" office:value="7">
            <text:p>7</text:p>
          </table:table-cell>
          <table:table-cell office:value-type="float" office:value="279">
            <text:p>279</text:p>
          </table:table-cell>
          <table:table-cell table:number-columns-repeated="1018"/>
        </table:table-row>
        <table:table-row table:style-name="ro2">
          <table:table-cell office:value-type="string">
            <text:p>PAS00902</text:p>
          </table:table-cell>
          <table:table-cell office:value-type="string">
            <text:p>Integrale Gazzani 1kg/12</text:p>
          </table:table-cell>
          <table:table-cell office:value-type="string">
            <text:p>Stock item</text:p>
          </table:table-cell>
          <table:table-cell office:value-type="float" office:value="217">
            <text:p>217</text:p>
          </table:table-cell>
          <table:table-cell office:value-type="float" office:value="2">
            <text:p>2</text:p>
          </table:table-cell>
          <table:table-cell office:value-type="float" office:value="215">
            <text:p>215</text:p>
          </table:table-cell>
          <table:table-cell table:number-columns-repeated="1018"/>
        </table:table-row>
        <table:table-row table:style-name="ro2">
          <table:table-cell office:value-type="string">
            <text:p>PAS07401</text:p>
          </table:table-cell>
          <table:table-cell office:value-type="string">
            <text:p>Spaghetti by Martelli 500g/20</text:p>
          </table:table-cell>
          <table:table-cell office:value-type="string">
            <text:p>Stock item</text:p>
          </table:table-cell>
          <table:table-cell office:value-type="float" office:value="1919">
            <text:p>1,919</text:p>
          </table:table-cell>
          <table:table-cell office:value-type="float" office:value="218">
            <text:p>218</text:p>
          </table:table-cell>
          <table:table-cell office:value-type="float" office:value="1701">
            <text:p>1,701</text:p>
          </table:table-cell>
          <table:table-cell table:number-columns-repeated="1018"/>
        </table:table-row>
        <table:table-row table:style-name="ro2">
          <table:table-cell office:value-type="string">
            <text:p>PAS07421</text:p>
          </table:table-cell>
          <table:table-cell office:value-type="string">
            <text:p>Spaghettini <text:s/>by Martelli/20</text:p>
          </table:table-cell>
          <table:table-cell office:value-type="string">
            <text:p>Stock item</text:p>
          </table:table-cell>
          <table:table-cell office:value-type="float" office:value="1569">
            <text:p>1,569</text:p>
          </table:table-cell>
          <table:table-cell office:value-type="float" office:value="172">
            <text:p>172</text:p>
          </table:table-cell>
          <table:table-cell office:value-type="float" office:value="1877">
            <text:p>1,877</text:p>
          </table:table-cell>
          <table:table-cell table:number-columns-repeated="1018"/>
        </table:table-row>
        <table:table-row table:style-name="ro2">
          <table:table-cell office:value-type="string">
            <text:p>PAS07441</text:p>
          </table:table-cell>
          <table:table-cell office:value-type="string">
            <text:p>Maccheroni by Martelli/20</text:p>
          </table:table-cell>
          <table:table-cell office:value-type="string">
            <text:p>Stock item</text:p>
          </table:table-cell>
          <table:table-cell office:value-type="float" office:value="1375">
            <text:p>1,375</text:p>
          </table:table-cell>
          <table:table-cell office:value-type="float" office:value="112">
            <text:p>112</text:p>
          </table:table-cell>
          <table:table-cell office:value-type="float" office:value="3423">
            <text:p>3,423</text:p>
          </table:table-cell>
          <table:table-cell table:number-columns-repeated="1018"/>
        </table:table-row>
        <table:table-row table:style-name="ro2">
          <table:table-cell office:value-type="string">
            <text:p>PAS07442</text:p>
          </table:table-cell>
          <table:table-cell office:value-type="string">
            <text:p>Fusilli by Martelli 500g/20</text:p>
          </table:table-cell>
          <table:table-cell office:value-type="string">
            <text:p>Stock item</text:p>
          </table:table-cell>
          <table:table-cell office:value-type="float" office:value="413">
            <text:p>413</text:p>
          </table:table-cell>
          <table:table-cell office:value-type="float" office:value="113">
            <text:p>113</text:p>
          </table:table-cell>
          <table:table-cell office:value-type="float" office:value="860">
            <text:p>860</text:p>
          </table:table-cell>
          <table:table-cell table:number-columns-repeated="1018"/>
        </table:table-row>
        <table:table-row table:style-name="ro2">
          <table:table-cell office:value-type="string">
            <text:p>PAS07461</text:p>
          </table:table-cell>
          <table:table-cell office:value-type="string">
            <text:p>Penne by Martelli 500g/20</text:p>
          </table:table-cell>
          <table:table-cell office:value-type="string">
            <text:p>Stock item</text:p>
          </table:table-cell>
          <table:table-cell office:value-type="float" office:value="1394">
            <text:p>1,394</text:p>
          </table:table-cell>
          <table:table-cell office:value-type="float" office:value="111">
            <text:p>111</text:p>
          </table:table-cell>
          <table:table-cell office:value-type="float" office:value="1283">
            <text:p>1,283</text:p>
          </table:table-cell>
          <table:table-cell table:number-columns-repeated="1018"/>
        </table:table-row>
        <table:table-row table:style-name="ro2">
          <table:table-cell office:value-type="string">
            <text:p>PAS10003</text:p>
          </table:table-cell>
          <table:table-cell office:value-type="string">
            <text:p>Crespi Rice VENERE NERO500g/44</text:p>
          </table:table-cell>
          <table:table-cell office:value-type="string">
            <text:p>Stock item</text:p>
          </table:table-cell>
          <table:table-cell office:value-type="float" office:value="191">
            <text:p>191</text:p>
          </table:table-cell>
          <table:table-cell office:value-type="float" office:value="16">
            <text:p>16</text:p>
          </table:table-cell>
          <table:table-cell office:value-type="float" office:value="175">
            <text:p>175</text:p>
          </table:table-cell>
          <table:table-cell table:number-columns-repeated="1018"/>
        </table:table-row>
        <table:table-row table:style-name="ro2">
          <table:table-cell office:value-type="string">
            <text:p>PAS10004</text:p>
          </table:table-cell>
          <table:table-cell office:value-type="string">
            <text:p>Crespi RiceROSSOIntegr500gr/44</text:p>
          </table:table-cell>
          <table:table-cell office:value-type="string">
            <text:p>Stock item</text:p>
          </table:table-cell>
          <table:table-cell office:value-type="float" office:value="392">
            <text:p>392</text:p>
          </table:table-cell>
          <table:table-cell office:value-type="float" office:value="42">
            <text:p>42</text:p>
          </table:table-cell>
          <table:table-cell office:value-type="float" office:value="350">
            <text:p>350</text:p>
          </table:table-cell>
          <table:table-cell table:number-columns-repeated="1018"/>
        </table:table-row>
        <table:table-row table:style-name="ro2">
          <table:table-cell office:value-type="string">
            <text:p>PAS10050</text:p>
          </table:table-cell>
          <table:table-cell office:value-type="string">
            <text:p>Acquerello Rice 1Kg /12</text:p>
          </table:table-cell>
          <table:table-cell office:value-type="string">
            <text:p>Stock item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table:number-columns-repeated="1018"/>
        </table:table-row>
        <table:table-row table:style-name="ro2">
          <table:table-cell office:value-type="string">
            <text:p>PAS10051</text:p>
          </table:table-cell>
          <table:table-cell office:value-type="string">
            <text:p>Acquerello Rice 1/2 Kg /12</text:p>
          </table:table-cell>
          <table:table-cell office:value-type="string">
            <text:p>Stock item</text:p>
          </table:table-cell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table:number-columns-repeated="1018"/>
        </table:table-row>
        <table:table-row table:style-name="ro2">
          <table:table-cell office:value-type="string">
            <text:p>PAS10052</text:p>
          </table:table-cell>
          <table:table-cell office:value-type="string">
            <text:p>Acquerello Rice 250gr/20</text:p>
          </table:table-cell>
          <table:table-cell office:value-type="string">
            <text:p>Stock item</text:p>
          </table:table-cell>
          <table:table-cell office:value-type="float" office:value="45">
            <text:p>45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table:number-columns-repeated="1018"/>
        </table:table-row>
        <table:table-row table:style-name="ro2">
          <table:table-cell office:value-type="string">
            <text:p>PAS11997</text:p>
          </table:table-cell>
          <table:table-cell office:value-type="string">
            <text:p>Faella Spaghettoni 500g/20</text:p>
          </table:table-cell>
          <table:table-cell office:value-type="string">
            <text:p>Stock item</text:p>
          </table:table-cell>
          <table:table-cell office:value-type="float" office:value="376">
            <text:p>376</text:p>
          </table:table-cell>
          <table:table-cell office:value-type="float" office:value="44">
            <text:p>44</text:p>
          </table:table-cell>
          <table:table-cell office:value-type="float" office:value="332">
            <text:p>332</text:p>
          </table:table-cell>
          <table:table-cell table:number-columns-repeated="1018"/>
        </table:table-row>
        <table:table-row table:style-name="ro2">
          <table:table-cell office:value-type="string">
            <text:p>PAS11998</text:p>
          </table:table-cell>
          <table:table-cell office:value-type="string">
            <text:p>Faella Linguine 500gr/20</text:p>
          </table:table-cell>
          <table:table-cell office:value-type="string">
            <text:p>Stock item</text:p>
          </table:table-cell>
          <table:table-cell office:value-type="float" office:value="1010">
            <text:p>1,010</text:p>
          </table:table-cell>
          <table:table-cell office:value-type="float" office:value="135">
            <text:p>135</text:p>
          </table:table-cell>
          <table:table-cell office:value-type="float" office:value="875">
            <text:p>875</text:p>
          </table:table-cell>
          <table:table-cell table:number-columns-repeated="1018"/>
        </table:table-row>
        <table:table-row table:style-name="ro2">
          <table:table-cell office:value-type="string">
            <text:p>PAS11999</text:p>
          </table:table-cell>
          <table:table-cell office:value-type="string">
            <text:p>Faella Penne 500gr/20</text:p>
          </table:table-cell>
          <table:table-cell office:value-type="string">
            <text:p>Stock item</text:p>
          </table:table-cell>
          <table:table-cell office:value-type="float" office:value="250">
            <text:p>250</text:p>
          </table:table-cell>
          <table:table-cell office:value-type="float" office:value="136">
            <text:p>136</text:p>
          </table:table-cell>
          <table:table-cell office:value-type="float" office:value="114">
            <text:p>114</text:p>
          </table:table-cell>
          <table:table-cell table:number-columns-repeated="1018"/>
        </table:table-row>
        <table:table-row table:style-name="ro2">
          <table:table-cell office:value-type="string">
            <text:p>PAS12000</text:p>
          </table:table-cell>
          <table:table-cell office:value-type="string">
            <text:p>Faella Spaghetti 500gr/20</text:p>
          </table:table-cell>
          <table:table-cell office:value-type="string">
            <text:p>Stock item</text:p>
          </table:table-cell>
          <table:table-cell office:value-type="float" office:value="1450">
            <text:p>1,450</text:p>
          </table:table-cell>
          <table:table-cell office:value-type="float" office:value="228">
            <text:p>228</text:p>
          </table:table-cell>
          <table:table-cell office:value-type="float" office:value="1222">
            <text:p>1,222</text:p>
          </table:table-cell>
          <table:table-cell table:number-columns-repeated="1018"/>
        </table:table-row>
        <table:table-row table:style-name="ro2">
          <table:table-cell office:value-type="string">
            <text:p>PAS12001</text:p>
          </table:table-cell>
          <table:table-cell office:value-type="string">
            <text:p>Faella Bucatini 500g/20</text:p>
          </table:table-cell>
          <table:table-cell office:value-type="string">
            <text:p>Stock item</text:p>
          </table:table-cell>
          <table:table-cell office:value-type="float" office:value="380">
            <text:p>380</text:p>
          </table:table-cell>
          <table:table-cell office:value-type="float" office:value="213">
            <text:p>213</text:p>
          </table:table-cell>
          <table:table-cell office:value-type="float" office:value="167">
            <text:p>167</text:p>
          </table:table-cell>
          <table:table-cell table:number-columns-repeated="1018"/>
        </table:table-row>
        <table:table-row table:style-name="ro2">
          <table:table-cell office:value-type="string">
            <text:p>PAS12002</text:p>
          </table:table-cell>
          <table:table-cell office:value-type="string">
            <text:p>Faella Caserecci 500g/20</text:p>
          </table:table-cell>
          <table:table-cell office:value-type="string">
            <text:p>Stock item</text:p>
          </table:table-cell>
          <table:table-cell office:value-type="float" office:value="360">
            <text:p>360</text:p>
          </table:table-cell>
          <table:table-cell office:value-type="float" office:value="103">
            <text:p>103</text:p>
          </table:table-cell>
          <table:table-cell office:value-type="float" office:value="257">
            <text:p>257</text:p>
          </table:table-cell>
          <table:table-cell table:number-columns-repeated="1018"/>
        </table:table-row>
        <table:table-row table:style-name="ro2">
          <table:table-cell office:value-type="string">
            <text:p>PAS12003</text:p>
          </table:table-cell>
          <table:table-cell office:value-type="string">
            <text:p>Faella Ziti Tagliati 500g/20</text:p>
          </table:table-cell>
          <table:table-cell office:value-type="string">
            <text:p>Stock item</text:p>
          </table:table-cell>
          <table:table-cell office:value-type="float" office:value="235">
            <text:p>235</text:p>
          </table:table-cell>
          <table:table-cell office:value-type="float" office:value="68">
            <text:p>68</text:p>
          </table:table-cell>
          <table:table-cell office:value-type="float" office:value="167">
            <text:p>167</text:p>
          </table:table-cell>
          <table:table-cell table:number-columns-repeated="1018"/>
        </table:table-row>
        <table:table-row table:style-name="ro2">
          <table:table-cell office:value-type="string">
            <text:p>PAS12004</text:p>
          </table:table-cell>
          <table:table-cell office:value-type="string">
            <text:p>Faella Sedani 500g/20</text:p>
          </table:table-cell>
          <table:table-cell office:value-type="string">
            <text:p>Stock item</text:p>
          </table:table-cell>
          <table:table-cell office:value-type="float" office:value="509">
            <text:p>509</text:p>
          </table:table-cell>
          <table:table-cell office:value-type="float" office:value="281">
            <text:p>281</text:p>
          </table:table-cell>
          <table:table-cell office:value-type="float" office:value="228">
            <text:p>228</text:p>
          </table:table-cell>
          <table:table-cell table:number-columns-repeated="1018"/>
        </table:table-row>
        <table:table-row table:style-name="ro2">
          <table:table-cell office:value-type="string">
            <text:p>PAS12006</text:p>
          </table:table-cell>
          <table:table-cell office:value-type="string">
            <text:p>Faella Mezzanelli 1kg/10</text:p>
          </table:table-cell>
          <table:table-cell office:value-type="string">
            <text:p>Stock item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2">
          <table:table-cell office:value-type="string">
            <text:p>PAS12008</text:p>
          </table:table-cell>
          <table:table-cell office:value-type="string">
            <text:p>Faella Spaghettini 500g/20</text:p>
          </table:table-cell>
          <table:table-cell office:value-type="string">
            <text:p>Stock item</text:p>
          </table:table-cell>
          <table:table-cell office:value-type="float" office:value="845">
            <text:p>845</text:p>
          </table:table-cell>
          <table:table-cell office:value-type="float" office:value="230">
            <text:p>230</text:p>
          </table:table-cell>
          <table:table-cell office:value-type="float" office:value="615">
            <text:p>615</text:p>
          </table:table-cell>
          <table:table-cell table:number-columns-repeated="1018"/>
        </table:table-row>
        <table:table-row table:style-name="ro2">
          <table:table-cell office:value-type="string">
            <text:p>PAS12020</text:p>
          </table:table-cell>
          <table:table-cell office:value-type="string">
            <text:p>Faella Mezzi Paccheri 500g/20</text:p>
          </table:table-cell>
          <table:table-cell office:value-type="string">
            <text:p>Stock item</text:p>
          </table:table-cell>
          <table:table-cell office:value-type="float" office:value="284">
            <text:p>284</text:p>
          </table:table-cell>
          <table:table-cell office:value-type="float" office:value="118">
            <text:p>118</text:p>
          </table:table-cell>
          <table:table-cell office:value-type="float" office:value="166">
            <text:p>166</text:p>
          </table:table-cell>
          <table:table-cell table:number-columns-repeated="1018"/>
        </table:table-row>
        <table:table-row table:style-name="ro2">
          <table:table-cell office:value-type="string">
            <text:p>PAS12021</text:p>
          </table:table-cell>
          <table:table-cell office:value-type="string">
            <text:p>Faella Calamari 500g/20</text:p>
          </table:table-cell>
          <table:table-cell office:value-type="string">
            <text:p>Stock item</text:p>
          </table:table-cell>
          <table:table-cell office:value-type="float" office:value="278">
            <text:p>278</text:p>
          </table:table-cell>
          <table:table-cell office:value-type="float" office:value="28">
            <text:p>28</text:p>
          </table:table-cell>
          <table:table-cell office:value-type="float" office:value="250">
            <text:p>250</text:p>
          </table:table-cell>
          <table:table-cell table:number-columns-repeated="1018"/>
        </table:table-row>
        <table:table-row table:style-name="ro2">
          <table:table-cell office:value-type="string">
            <text:p>PAS12032</text:p>
          </table:table-cell>
          <table:table-cell office:value-type="string">
            <text:p>FaellaTofe 500gr/20</text:p>
          </table:table-cell>
          <table:table-cell office:value-type="string">
            <text:p>Stock item</text:p>
          </table:table-cell>
          <table:table-cell office:value-type="float" office:value="58">
            <text:p>58</text:p>
          </table:table-cell>
          <table:table-cell/>
          <table:table-cell office:value-type="float" office:value="58">
            <text:p>58</text:p>
          </table:table-cell>
          <table:table-cell table:number-columns-repeated="1018"/>
        </table:table-row>
        <table:table-row table:style-name="ro2">
          <table:table-cell office:value-type="string">
            <text:p>PAS12033</text:p>
          </table:table-cell>
          <table:table-cell office:value-type="string">
            <text:p>Faella Genovesine 500g/20</text:p>
          </table:table-cell>
          <table:table-cell office:value-type="string">
            <text:p>Stock item</text:p>
          </table:table-cell>
          <table:table-cell office:value-type="float" office:value="219">
            <text:p>219</text:p>
          </table:table-cell>
          <table:table-cell office:value-type="float" office:value="5">
            <text:p>5</text:p>
          </table:table-cell>
          <table:table-cell office:value-type="float" office:value="214">
            <text:p>214</text:p>
          </table:table-cell>
          <table:table-cell table:number-columns-repeated="1018"/>
        </table:table-row>
        <table:table-row table:style-name="ro2">
          <table:table-cell office:value-type="string">
            <text:p>PAS12034</text:p>
          </table:table-cell>
          <table:table-cell office:value-type="string">
            <text:p>Faella CANDELE LUN 1Kg/10</text:p>
          </table:table-cell>
          <table:table-cell office:value-type="string">
            <text:p>Stock item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number-columns-repeated="1018"/>
        </table:table-row>
        <table:table-row table:style-name="ro2">
          <table:table-cell office:value-type="string">
            <text:p>PAS12035</text:p>
          </table:table-cell>
          <table:table-cell office:value-type="string">
            <text:p>Faella Gemelli 500gr/20</text:p>
          </table:table-cell>
          <table:table-cell office:value-type="string">
            <text:p>Stock item</text:p>
          </table:table-cell>
          <table:table-cell office:value-type="float" office:value="147">
            <text:p>147</text:p>
          </table:table-cell>
          <table:table-cell office:value-type="float" office:value="82">
            <text:p>82</text:p>
          </table:table-cell>
          <table:table-cell office:value-type="float" office:value="65">
            <text:p>65</text:p>
          </table:table-cell>
          <table:table-cell table:number-columns-repeated="1018"/>
        </table:table-row>
        <table:table-row table:style-name="ro2">
          <table:table-cell office:value-type="string">
            <text:p>PAS12036</text:p>
          </table:table-cell>
          <table:table-cell office:value-type="string">
            <text:p>Faella Anelli Rigati 500gr/20</text:p>
          </table:table-cell>
          <table:table-cell office:value-type="string">
            <text:p>Stock item</text:p>
          </table:table-cell>
          <table:table-cell office:value-type="float" office:value="147">
            <text:p>147</text:p>
          </table:table-cell>
          <table:table-cell office:value-type="float" office:value="32">
            <text:p>32</text:p>
          </table:table-cell>
          <table:table-cell office:value-type="float" office:value="115">
            <text:p>115</text:p>
          </table:table-cell>
          <table:table-cell table:number-columns-repeated="1018"/>
        </table:table-row>
        <table:table-row table:style-name="ro5">
          <table:table-cell table:number-columns-repeated="4"/>
          <table:table-cell table:style-name="ce9"/>
          <table:table-cell table:number-columns-repeated="1019"/>
        </table:table-row>
        <table:table-row table:style-name="ro1">
          <table:table-cell table:style-name="ce4" table:number-columns-repeated="3"/>
          <table:table-cell table:style-name="ce8"/>
          <table:table-cell table:style-name="ce8" table:formula="of:=SUBTOTAL(9; [.E2:.E217])" office:value-type="float" office:value="9773">
            <text:p>9,773</text:p>
          </table:table-cell>
          <table:table-cell table:style-name="ce8"/>
          <table:table-cell table:style-name="ce13" table:number-columns-repeated="1018"/>
        </table:table-row>
        <table:table-row table:style-name="ro5">
          <table:table-cell table:style-name="ce5" table:number-columns-repeated="4"/>
          <table:table-cell table:style-name="ce10"/>
          <table:table-cell table:style-name="ce5"/>
          <table:table-cell table:number-columns-repeated="1018"/>
        </table:table-row>
        <table:table-row table:style-name="ro1" table:number-rows-repeated="1048356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Titles" table:base-cell-address="$'Inventory Unit Activity Report'.$A$1" table:cell-range-address="$'Inventory Unit Activity Report'.$A$1:.$AMJ$1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San Serif" svg:font-family="'MS San Serif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number-style style:name="N116P0" style:volatile="true">
      <number:number number:decimal-places="0" number:min-integer-digits="1" number:grouping="true"/>
    </number:number-style>
    <number:number-style style:name="N116P1" style:volatile="true">
      <number:text>-</number:text>
      <number:number number:decimal-places="0" number:min-integer-digits="1" number:grouping="true"/>
    </number:number-style>
    <number:number-style style:name="N116">
      <number:number number:decimal-places="0" number:min-integer-digits="0"/>
      <style:map style:condition="value()&gt;0" style:apply-style-name="N116P0"/>
      <style:map style:condition="value()&lt;0" style:apply-style-name="N116P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3in" fo:margin-bottom="0.3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95in" fo:margin-left="0in" fo:margin-right="0in" fo:margin-bottom="0.3665in"/>
      </style:header-style>
      <style:footer-style>
        <style:header-footer-properties fo:min-height="0.3528in" fo:margin-left="0in" fo:margin-right="0in" fo:margin-top="0.2417in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3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4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MT5" style:family="text">
      <style:text-properties fo:color="#000000" style:text-outline="false" style:text-line-through-styl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MT6" style:family="text">
      <style:text-properties fo:color="#000000" style:text-outline="false" style:text-line-through-style="none" style:text-position="0% 100%" style:font-name="MS San Serif" fo:font-size="8pt" fo:font-style="normal" fo:text-shadow="none" style:text-underline-style="none" fo:font-weight="normal" style:font-size-asian="8pt" style:font-style-asian="normal" style:font-weight-asian="normal" style:font-name-complex="MS San Serif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3">04/03/2017</text:date>, <text:time>18:16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ventory_20_Unit_20_Activity_20_Report" style:display-name="PageStyle_Inventory Unit Activity Report" style:page-layout-name="Mpm3">
      <style:header>
        <style:region-left>
          <text:p><text:span text:style-name="MT3"/></text:p>
          <text:p><text:span text:style-name="MT4"/></text:p>
          <text:p><text:span text:style-name="MT4"/></text:p>
          <text:p><text:span text:style-name="MT5">Filter Criteria includes: 1) Active Items; 2) Stock/Assembly/Serialized. Report order is by ID. Report </text:span></text:p>
        </style:region-left>
        <style:region-center>
          <text:p><text:span text:style-name="MT1">Gustiamo, Inc.</text:span></text:p>
          <text:p><text:span text:style-name="MT2">Inventory Unit Activity Report</text:span></text:p>
          <text:p><text:span text:style-name="MT2">For the Period From Mar 1, 2017 to Mar 31, 2017</text:span></text:p>
        </style:region-center>
      </style:header>
      <style:header-left style:display="false"/>
      <style:footer>
        <style:region-left>
          <text:p><text:span text:style-name="MT6"><text:date style:data-style-name="N2" text:date-value="2017-04-03">04/03/2017</text:date></text:span><text:span text:style-name="MT6"> at </text:span><text:span text:style-name="MT6"><text:time>18:16:21</text:time></text:span></text:p>
        </style:region-left>
        <style:region-right>
          <text:p><text:span text:style-name="MT6">Page: </text:span><text:span text:style-name="MT6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3T18:16:21</dc:date>
    <dc:creator>Edward Dal Santo</dc:creator>
    <meta:document-statistic meta:table-count="1" meta:cell-count="1182" meta:object-count="0"/>
    <meta:generator>OpenOffice/4.1.3$Unix OpenOffice.org_project/413m1$Build-9783</meta:generator>
    <meta:user-defined meta:name=""/>
  </office:meta>
</office:document-meta>
</file>